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1.4193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1.8862in" fo:break-before="auto" style:use-optimal-row-height="true"/>
    </style:style>
    <style:style style:name="ro9" style:family="table-row">
      <style:table-row-properties style:row-height="1.2638in" fo:break-before="auto" style:use-optimal-row-height="true"/>
    </style:style>
    <style:style style:name="ro10" style:family="table-row">
      <style:table-row-properties style:row-height="1.5752in" fo:break-before="auto" style:use-optimal-row-height="true"/>
    </style:style>
    <style:style style:name="ro11" style:family="table-row">
      <style:table-row-properties style:row-height="1.7307in" fo:break-before="auto" style:use-optimal-row-height="true"/>
    </style:style>
    <style:style style:name="ro1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1" table:default-cell-style-name="ce2"/>
        <table:table-row table:style-name="ro1">
          <table:table-cell office:value-type="string">
            <text:p>Prompt</text:p>
          </table:table-cell>
          <table:table-cell office:value-type="string">
            <text:p>______ + ______ = ______.</text:p>
          </table:table-cell>
          <table:table-cell table:style-name="ce1" office:value-type="string">
            <text:p>DRAW 2, PICK 3</text:p>
          </table:table-cell>
        </table:table-row>
        <table:table-row table:style-name="ro2">
          <table:table-cell office:value-type="string">
            <text:p>Prompt</text:p>
          </table:table-cell>
          <table:table-cell office:value-type="string">
            <text:p>______ is a slippery slope that leads to ______.</text:p>
          </table:table-cell>
          <table:table-cell table:style-name="ce1" office:value-type="string">
            <text:p>PICK 2</text:p>
          </table:table-cell>
        </table:table-row>
        <table:table-row table:style-name="ro3">
          <table:table-cell office:value-type="string">
            <text:p>Prompt</text:p>
          </table:table-cell>
          <table:table-cell office:value-type="string">
            <text:p>______ would be woefully incomplete without ______.</text:p>
          </table:table-cell>
          <table:table-cell table:style-name="ce1" office:value-type="string">
            <text:p>PICK 2</text:p>
          </table:table-cell>
        </table:table-row>
        <table:table-row table:style-name="ro1">
          <table:table-cell office:value-type="string">
            <text:p>Prompt</text:p>
          </table:table-cell>
          <table:table-cell office:value-type="string">
            <text:p>______: good to the last drop.</text:p>
          </table:table-cell>
          <table:table-cell/>
        </table:table-row>
        <table:table-row table:style-name="ro1">
          <table:table-cell office:value-type="string">
            <text:p>Prompt</text:p>
          </table:table-cell>
          <table:table-cell office:value-type="string">
            <text:p>______: kid tested, mother approved.</text:p>
          </table:table-cell>
          <table:table-cell/>
        </table:table-row>
        <table:table-row table:style-name="ro2">
          <table:table-cell office:value-type="string">
            <text:p>Prompt</text:p>
          </table:table-cell>
          <table:table-cell office:value-type="string">
            <text:p>______: kid-tested, mother-approved.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______: Mwah. [A render of a chef doing a chef's kiss]</text:p>
          </table:table-cell>
          <table:table-cell/>
        </table:table-row>
        <table:table-row table:style-name="ro2">
          <table:table-cell office:value-type="string">
            <text:p>Prompt</text:p>
          </table:table-cell>
          <table:table-cell office:value-type="string">
            <text:p>______: Once you pop, the fun don't stop!</text:p>
          </table:table-cell>
          <table:table-cell/>
        </table:table-row>
        <table:table-row table:style-name="ro5">
          <table:table-cell office:value-type="string">
            <text:p>Prompt</text:p>
          </table:table-cell>
          <table:table-cell office:value-type="string">
            <text:p>______? Jim'll fix it!</text:p>
          </table:table-cell>
          <table:table-cell/>
        </table:table-row>
        <table:table-row table:style-name="ro1">
          <table:table-cell office:value-type="string">
            <text:p>Prompt</text:p>
          </table:table-cell>
          <table:table-cell office:value-type="string">
            <text:p>______? There's an app for that.</text:p>
          </table:table-cell>
          <table:table-cell/>
        </table:table-row>
        <table:table-row table:style-name="ro5">
          <table:table-cell office:value-type="string">
            <text:p>Prompt</text:p>
          </table:table-cell>
          <table:table-cell office:value-type="string">
            <text:p>______? Yeah, nah.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______. Awesome in theory, kind of a mess in practice.</text:p>
          </table:table-cell>
          <table:table-cell/>
        </table:table-row>
        <table:table-row table:style-name="ro1">
          <table:table-cell office:value-type="string">
            <text:p>Prompt</text:p>
          </table:table-cell>
          <table:table-cell office:value-type="string">
            <text:p>______. Betcha can't have just one!</text:p>
          </table:table-cell>
          <table:table-cell/>
        </table:table-row>
        <table:table-row table:style-name="ro5">
          <table:table-cell office:value-type="string">
            <text:p>Prompt</text:p>
          </table:table-cell>
          <table:table-cell office:value-type="string">
            <text:p>______. High five, bro.</text:p>
          </table:table-cell>
          <table:table-cell/>
        </table:table-row>
        <table:table-row table:style-name="ro5">
          <table:table-cell office:value-type="string">
            <text:p>Prompt</text:p>
          </table:table-cell>
          <table:table-cell office:value-type="string">
            <text:p>______. It's a trap!</text:p>
          </table:table-cell>
          <table:table-cell/>
        </table:table-row>
        <table:table-row table:style-name="ro5">
          <table:table-cell office:value-type="string">
            <text:p>Prompt</text:p>
          </table:table-cell>
          <table:table-cell office:value-type="string">
            <text:p>______. That was so metal.</text:p>
          </table:table-cell>
          <table:table-cell/>
        </table:table-row>
        <table:table-row table:style-name="ro1">
          <table:table-cell office:value-type="string">
            <text:p>Prompt</text:p>
          </table:table-cell>
          <table:table-cell office:value-type="string">
            <text:p>______. That's how I want to die.</text:p>
          </table:table-cell>
          <table:table-cell/>
        </table:table-row>
        <table:table-row table:style-name="ro2">
          <table:table-cell office:value-type="string">
            <text:p>Prompt</text:p>
          </table:table-cell>
          <table:table-cell office:value-type="string">
            <text:p>______. That's why mums go to Iceland.</text:p>
          </table:table-cell>
          <table:table-cell/>
        </table:table-row>
        <table:table-row table:style-name="ro3">
          <table:table-cell office:value-type="string">
            <text:p>Prompt</text:p>
          </table:table-cell>
          <table:table-cell office:value-type="string">
            <text:p>★✰✰✰✰ Do NOT go here! Found _____ in my fettuccine alfredo!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★✰✰✰✰ Do NOT go here! Found _____ in my Kung Pao chicken! </text:p>
          </table:table-cell>
          <table:table-cell/>
        </table:table-row>
        <table:table-row table:style-name="ro1">
          <table:table-cell office:value-type="string">
            <text:p>Prompt</text:p>
          </table:table-cell>
          <table:table-cell office:value-type="string">
            <text:p>50% of all marriages end in ______.</text:p>
          </table:table-cell>
          <table:table-cell/>
        </table:table-row>
        <table:table-row table:style-name="ro6">
          <table:table-cell office:value-type="string">
            <text:p>Prompt</text:p>
          </table:table-cell>
          <table:table-cell office:value-type="string">
            <text:p>A recent laboratory study shows that undergraduates have 50% less sex after being exposed to ______.</text:p>
          </table:table-cell>
          <table:table-cell/>
        </table:table-row>
        <table:table-row table:style-name="ro6">
          <table:table-cell office:value-type="string">
            <text:p>Prompt</text:p>
          </table:table-cell>
          <table:table-cell office:value-type="string">
            <text:p>A remarkable new study has shown that chimps have evolved their own primitive version of ______.</text:p>
          </table:table-cell>
          <table:table-cell/>
        </table:table-row>
        <table:table-row table:style-name="ro3">
          <table:table-cell office:value-type="string">
            <text:p>Prompt</text:p>
          </table:table-cell>
          <table:table-cell office:value-type="string">
            <text:p>A romantic candlelit dinner would be incomplete without ______.</text:p>
          </table:table-cell>
          <table:table-cell/>
        </table:table-row>
        <table:table-row table:style-name="ro3">
          <table:table-cell office:value-type="string">
            <text:p>Prompt</text:p>
          </table:table-cell>
          <table:table-cell office:value-type="string">
            <text:p>A romantic, candlelit dinner would be incomplete without ______.</text:p>
          </table:table-cell>
          <table:table-cell/>
        </table:table-row>
        <table:table-row table:style-name="ro7">
          <table:table-cell office:value-type="string">
            <text:p>Prompt</text:p>
          </table:table-cell>
          <table:table-cell office:value-type="string">
            <text:p>A successful job interview begins with a firm handshake and ends with ______.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ABC presents: "______: The Story of ______."</text:p>
          </table:table-cell>
          <table:table-cell table:style-name="ce1" office:value-type="string">
            <text:p>PICK 2</text:p>
          </table:table-cell>
        </table:table-row>
        <table:table-row table:style-name="ro3">
          <table:table-cell office:value-type="string">
            <text:p>Prompt</text:p>
          </table:table-cell>
          <table:table-cell office:value-type="string">
            <text:p>After eight years in the White House, how is Obama finally letting loose?</text:p>
          </table:table-cell>
          <table:table-cell/>
        </table:table-row>
        <table:table-row table:style-name="ro8">
          <table:table-cell office:value-type="string">
            <text:p>Prompt</text:p>
          </table:table-cell>
          <table:table-cell office:value-type="string">
            <text:p>After four platinum albums and three Grammys, it's time to get back to my roots, to what inspired me to make music in the first place: ______.</text:p>
          </table:table-cell>
          <table:table-cell/>
        </table:table-row>
        <table:table-row table:style-name="ro7">
          <table:table-cell office:value-type="string">
            <text:p>Prompt</text:p>
          </table:table-cell>
          <table:table-cell office:value-type="string">
            <text:p>After Hurricane Katrina, Sean Penn brought ______ to all the people of New Orleans.</text:p>
          </table:table-cell>
          <table:table-cell/>
        </table:table-row>
        <table:table-row table:style-name="ro7">
          <table:table-cell office:value-type="string">
            <text:p>Prompt</text:p>
          </table:table-cell>
          <table:table-cell office:value-type="string">
            <text:p>After Hurricane Katrina, Sean Penn brought ______ to the people of New Orleans.</text:p>
          </table:table-cell>
          <table:table-cell/>
        </table:table-row>
        <table:table-row table:style-name="ro3">
          <table:table-cell office:value-type="string">
            <text:p>Prompt</text:p>
          </table:table-cell>
          <table:table-cell office:value-type="string">
            <text:p>After months of practice with ______, I think I’m finally ready for ______.</text:p>
          </table:table-cell>
          <table:table-cell table:style-name="ce1" office:value-type="string">
            <text:p>PICK 2</text:p>
          </table:table-cell>
        </table:table-row>
        <table:table-row table:style-name="ro7">
          <table:table-cell office:value-type="string">
            <text:p>Prompt</text:p>
          </table:table-cell>
          <table:table-cell office:value-type="string">
            <text:p>After the earthquake, Sean Penn brought ______ to the people of Haiti.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Air Canada guidelines now prohibit ______ on airplanes.</text:p>
          </table:table-cell>
          <table:table-cell/>
        </table:table-row>
        <table:table-row table:style-name="ro3">
          <table:table-cell office:value-type="string">
            <text:p>Prompt</text:p>
          </table:table-cell>
          <table:table-cell office:value-type="string">
            <text:p>Airport security guidelines now prohibit ______ on airplanes.</text:p>
          </table:table-cell>
          <table:table-cell/>
        </table:table-row>
        <table:table-row table:style-name="ro7">
          <table:table-cell office:value-type="string">
            <text:p>Prompt</text:p>
          </table:table-cell>
          <table:table-cell office:value-type="string">
            <text:p>Alternative medicine is now embracing the curative powers of ______.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And the Academy Award for ______ goes to ______.</text:p>
          </table:table-cell>
          <table:table-cell table:style-name="ce1" office:value-type="string">
            <text:p>PICK 2</text:p>
          </table:table-cell>
        </table:table-row>
        <table:table-row table:style-name="ro4">
          <table:table-cell office:value-type="string">
            <text:p>Prompt</text:p>
          </table:table-cell>
          <table:table-cell office:value-type="string">
            <text:p>And the BAFTA for ______ goes to ______. </text:p>
          </table:table-cell>
          <table:table-cell/>
        </table:table-row>
        <table:table-row table:style-name="ro1">
          <table:table-cell office:value-type="string">
            <text:p>Prompt</text:p>
          </table:table-cell>
          <table:table-cell office:value-type="string">
            <text:p>And what did you bring for show and tell?</text:p>
          </table:table-cell>
          <table:table-cell/>
        </table:table-row>
        <table:table-row table:style-name="ro7">
          <table:table-cell office:value-type="string">
            <text:p>Prompt</text:p>
          </table:table-cell>
          <table:table-cell office:value-type="string">
            <text:p>Anthropologists have recently discovered a primitive tribe that worships ______.</text:p>
          </table:table-cell>
          <table:table-cell/>
        </table:table-row>
        <table:table-row table:style-name="ro5">
          <table:table-cell office:value-type="string">
            <text:p>Prompt</text:p>
          </table:table-cell>
          <table:table-cell office:value-type="string">
            <text:p>Arby's: We Have ______.</text:p>
          </table:table-cell>
          <table:table-cell/>
        </table:table-row>
        <table:table-row table:style-name="ro3">
          <table:table-cell office:value-type="string">
            <text:p>Prompt</text:p>
          </table:table-cell>
          <table:table-cell office:value-type="string">
            <text:p>Are you thinking what I'm thinking, B1?I think I am, B2: it's ______ time!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As my New Year's resolution, I vow to give up ______.</text:p>
          </table:table-cell>
          <table:table-cell/>
        </table:table-row>
        <table:table-row table:style-name="ro3">
          <table:table-cell office:value-type="string">
            <text:p>Prompt</text:p>
          </table:table-cell>
          <table:table-cell office:value-type="string">
            <text:p>As the mom of five rambunctious boys, I'm no stranger to ______.</text:p>
          </table:table-cell>
          <table:table-cell/>
        </table:table-row>
        <table:table-row table:style-name="ro3">
          <table:table-cell office:value-type="string">
            <text:p>Prompt</text:p>
          </table:table-cell>
          <table:table-cell office:value-type="string">
            <text:p>As the mum of five rambunctious boys, I'm no stranger to ______.</text:p>
          </table:table-cell>
          <table:table-cell/>
        </table:table-row>
        <table:table-row table:style-name="ro5">
          <table:table-cell office:value-type="string">
            <text:p>Prompt</text:p>
          </table:table-cell>
          <table:table-cell office:value-type="string">
            <text:p>Betcha can't have just one!</text:p>
          </table:table-cell>
          <table:table-cell/>
        </table:table-row>
        <table:table-row table:style-name="ro1">
          <table:table-cell office:value-type="string">
            <text:p>Prompt</text:p>
          </table:table-cell>
          <table:table-cell office:value-type="string">
            <text:p>BILLY MAYS HERE FOR ______.</text:p>
          </table:table-cell>
          <table:table-cell/>
        </table:table-row>
        <table:table-row table:style-name="ro7">
          <table:table-cell office:value-type="string">
            <text:p>Prompt</text:p>
          </table:table-cell>
          <table:table-cell office:value-type="string">
            <text:p>Bravo's new reality show features eight washed-up celebrities living with ______.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Brought to you by Bud Light®, the Official Beer of ______.</text:p>
          </table:table-cell>
          <table:table-cell/>
        </table:table-row>
        <table:table-row table:style-name="ro3">
          <table:table-cell office:value-type="string">
            <text:p>Prompt</text:p>
          </table:table-cell>
          <table:table-cell office:value-type="string">
            <text:p>Brought to you by Molson Canadian, the Official Beer of ______.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Brought to you by XXXX Gold, the Official Beer of ______.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But before I kill you, Mr. Bond, I must show you ______.</text:p>
          </table:table-cell>
          <table:table-cell/>
        </table:table-row>
        <table:table-row table:style-name="ro1">
          <table:table-cell office:value-type="string">
            <text:p>Prompt</text:p>
          </table:table-cell>
          <table:table-cell office:value-type="string">
            <text:p>CBC presents "___: the Story of ___."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Channel 4 presents ______, the story of ______.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Channel 4 presents "______: the Story of ______."</text:p>
          </table:table-cell>
          <table:table-cell/>
        </table:table-row>
        <table:table-row table:style-name="ro7">
          <table:table-cell office:value-type="string">
            <text:p>Prompt</text:p>
          </table:table-cell>
          <table:table-cell office:value-type="string">
            <text:p>Channel 5's new reality show features eight washed-up celebrities living with ______.</text:p>
          </table:table-cell>
          <table:table-cell/>
        </table:table-row>
        <table:table-row table:style-name="ro7">
          <table:table-cell office:value-type="string">
            <text:p>Prompt</text:p>
          </table:table-cell>
          <table:table-cell office:value-type="string">
            <text:p>Channel 9 is pleased to present its new variety show, "Hey Hey It's ______."</text:p>
          </table:table-cell>
          <table:table-cell/>
        </table:table-row>
        <table:table-row table:style-name="ro3">
          <table:table-cell office:value-type="string">
            <text:p>Prompt</text:p>
          </table:table-cell>
          <table:table-cell office:value-type="string">
            <text:p>Charades was ruined for me forever when my mom had to act out ______.</text:p>
          </table:table-cell>
          <table:table-cell/>
        </table:table-row>
        <table:table-row table:style-name="ro2">
          <table:table-cell office:value-type="string">
            <text:p>Prompt</text:p>
          </table:table-cell>
          <table:table-cell office:value-type="string">
            <text:p>Check me out, yo! I call this dance move "______."</text:p>
          </table:table-cell>
          <table:table-cell/>
        </table:table-row>
        <table:table-row table:style-name="ro5">
          <table:table-cell office:value-type="string">
            <text:p>Prompt</text:p>
          </table:table-cell>
          <table:table-cell office:value-type="string">
            <text:p>Click Here for ______!!!</text:p>
          </table:table-cell>
          <table:table-cell/>
        </table:table-row>
        <table:table-row table:style-name="ro9">
          <table:table-cell office:value-type="string">
            <text:p>Prompt</text:p>
          </table:table-cell>
          <table:table-cell office:value-type="string">
            <text:p>Coming this season, Samuel Beckett's classic existential play: Waiting for ______.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Coming to Broadway this season, ______: The Musical.</text:p>
          </table:table-cell>
          <table:table-cell/>
        </table:table-row>
        <table:table-row table:style-name="ro2">
          <table:table-cell office:value-type="string">
            <text:p>Prompt</text:p>
          </table:table-cell>
          <table:table-cell office:value-type="string">
            <text:p>Coming to the West End this year, ______: The Musical.</text:p>
          </table:table-cell>
          <table:table-cell/>
        </table:table-row>
        <table:table-row table:style-name="ro3">
          <table:table-cell office:value-type="string">
            <text:p>Prompt</text:p>
          </table:table-cell>
          <table:table-cell office:value-type="string">
            <text:p>Crikey! I've never seen ______ like this before! Let's get a bit closer.</text:p>
          </table:table-cell>
          <table:table-cell/>
        </table:table-row>
        <table:table-row table:style-name="ro2">
          <table:table-cell office:value-type="string">
            <text:p>Prompt</text:p>
          </table:table-cell>
          <table:table-cell office:value-type="string">
            <text:p>CTV presents "______: the Story of ______."</text:p>
          </table:table-cell>
          <table:table-cell table:style-name="ce1" office:value-type="string">
            <text:p>PICK 2</text:p>
          </table:table-cell>
        </table:table-row>
        <table:table-row table:style-name="ro1">
          <table:table-cell office:value-type="string">
            <text:p>Prompt</text:p>
          </table:table-cell>
          <table:table-cell office:value-type="string">
            <text:p>Daddy, why is mommy crying?</text:p>
          </table:table-cell>
          <table:table-cell/>
        </table:table-row>
        <table:table-row table:style-name="ro1">
          <table:table-cell office:value-type="string">
            <text:p>Prompt</text:p>
          </table:table-cell>
          <table:table-cell office:value-type="string">
            <text:p>Daddy, why is mummy crying?</text:p>
          </table:table-cell>
          <table:table-cell/>
        </table:table-row>
        <table:table-row table:style-name="ro3">
          <table:table-cell office:value-type="string">
            <text:p>Prompt</text:p>
          </table:table-cell>
          <table:table-cell office:value-type="string">
            <text:p>Dear Abby, I'm having some trouble with ______ and would like your advice.</text:p>
          </table:table-cell>
          <table:table-cell/>
        </table:table-row>
        <table:table-row table:style-name="ro7">
          <table:table-cell office:value-type="string">
            <text:p>Prompt</text:p>
          </table:table-cell>
          <table:table-cell office:value-type="string">
            <text:p>Dear Agony Aunt, I'm having some trouble with ________ and I need your advice.</text:p>
          </table:table-cell>
          <table:table-cell/>
        </table:table-row>
        <table:table-row table:style-name="ro7">
          <table:table-cell office:value-type="string">
            <text:p>Prompt</text:p>
          </table:table-cell>
          <table:table-cell office:value-type="string">
            <text:p>Dear Agony Aunt, I'm having some trouble with ________ and would like your advice.</text:p>
          </table:table-cell>
          <table:table-cell/>
        </table:table-row>
        <table:table-row table:style-name="ro6">
          <table:table-cell office:value-type="string">
            <text:p>Prompt</text:p>
          </table:table-cell>
          <table:table-cell office:value-type="string">
            <text:p>Dear Sir or Madam, We regret to inform you that the Office of ______ has denied your request for ______.</text:p>
          </table:table-cell>
          <table:table-cell table:style-name="ce1" office:value-type="string">
            <text:p>PICK 2</text:p>
          </table:table-cell>
        </table:table-row>
        <table:table-row table:style-name="ro9">
          <table:table-cell office:value-type="string">
            <text:p>Prompt</text:p>
          </table:table-cell>
          <table:table-cell office:value-type="string">
            <text:p>Designers! For this week's challenge, you must make a dress designed for ______.</text:p>
          </table:table-cell>
          <table:table-cell/>
        </table:table-row>
        <table:table-row table:style-name="ro9">
          <table:table-cell office:value-type="string">
            <text:p>Prompt</text:p>
          </table:table-cell>
          <table:table-cell office:value-type="string">
            <text:p>Doctor, you've gone too far! The human body wasn't meant to withstand that amount of ______!</text:p>
          </table:table-cell>
          <table:table-cell/>
        </table:table-row>
        <table:table-row table:style-name="ro3">
          <table:table-cell office:value-type="string">
            <text:p>Prompt</text:p>
          </table:table-cell>
          <table:table-cell office:value-type="string">
            <text:p>Dude, do not go in that bathroom. There's ______ in there.</text:p>
          </table:table-cell>
          <table:table-cell/>
        </table:table-row>
        <table:table-row table:style-name="ro3">
          <table:table-cell office:value-type="string">
            <text:p>Prompt</text:p>
          </table:table-cell>
          <table:table-cell office:value-type="string">
            <text:p>Dude, do not go in that washroom. There's ______ in there.</text:p>
          </table:table-cell>
          <table:table-cell/>
        </table:table-row>
        <table:table-row table:style-name="ro2">
          <table:table-cell office:value-type="string">
            <text:p>Prompt</text:p>
          </table:table-cell>
          <table:table-cell office:value-type="string">
            <text:p>Dudes. I just found out that ______ is ______.</text:p>
          </table:table-cell>
          <table:table-cell table:style-name="ce1" office:value-type="string">
            <text:p>PICK 2</text:p>
          </table:table-cell>
        </table:table-row>
        <table:table-row table:style-name="ro4">
          <table:table-cell office:value-type="string">
            <text:p>Prompt</text:p>
          </table:table-cell>
          <table:table-cell office:value-type="string">
            <text:p>Due to a PR fiasco, Walmart no longer offers ______.</text:p>
          </table:table-cell>
          <table:table-cell/>
        </table:table-row>
        <table:table-row table:style-name="ro7">
          <table:table-cell office:value-type="string">
            <text:p>Prompt</text:p>
          </table:table-cell>
          <table:table-cell office:value-type="string">
            <text:p>During his childhood, Salvador Dali produced hundreds of paintings of ______.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During his midlife crisis, my dad got really into ______.</text:p>
          </table:table-cell>
          <table:table-cell/>
        </table:table-row>
        <table:table-row table:style-name="ro6">
          <table:table-cell office:value-type="string">
            <text:p>Prompt</text:p>
          </table:table-cell>
          <table:table-cell office:value-type="string">
            <text:p>During Picasso's often-overlooked Brown Period, he produced hundreds of paintings of ______.</text:p>
          </table:table-cell>
          <table:table-cell/>
        </table:table-row>
        <table:table-row table:style-name="ro2">
          <table:table-cell office:value-type="string">
            <text:p>Prompt</text:p>
          </table:table-cell>
          <table:table-cell office:value-type="string">
            <text:p>During sex, I like to think about ______.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Finally! A service that delivers ______ right to your door.</text:p>
          </table:table-cell>
          <table:table-cell/>
        </table:table-row>
        <table:table-row table:style-name="ro2">
          <table:table-cell office:value-type="string">
            <text:p>Prompt</text:p>
          </table:table-cell>
          <table:table-cell office:value-type="string">
            <text:p>For my next trick, I will pull ______ out of ______.</text:p>
          </table:table-cell>
          <table:table-cell table:style-name="ce1" office:value-type="string">
            <text:p>PICK 2</text:p>
          </table:table-cell>
        </table:table-row>
        <table:table-row table:style-name="ro9">
          <table:table-cell office:value-type="string">
            <text:p>Prompt</text:p>
          </table:table-cell>
          <table:table-cell office:value-type="string">
            <text:p>Fun tip! When your man asks you to go down on him, try surprising him with ______ instead.</text:p>
          </table:table-cell>
          <table:table-cell/>
        </table:table-row>
        <table:table-row table:style-name="ro9">
          <table:table-cell office:value-type="string">
            <text:p>Prompt</text:p>
          </table:table-cell>
          <table:table-cell office:value-type="string">
            <text:p>Future historians will agree that ______ marked the beginning of America's decline.</text:p>
          </table:table-cell>
          <table:table-cell/>
        </table:table-row>
        <table:table-row table:style-name="ro2">
          <table:table-cell office:value-type="string">
            <text:p>Prompt</text:p>
          </table:table-cell>
          <table:table-cell office:value-type="string">
            <text:p>Having problems with ______? Try ______!</text:p>
          </table:table-cell>
          <table:table-cell table:style-name="ce1" office:value-type="string">
            <text:p>PICK 2</text:p>
          </table:table-cell>
        </table:table-row>
        <table:table-row table:style-name="ro7">
          <table:table-cell office:value-type="string">
            <text:p>Prompt</text:p>
          </table:table-cell>
          <table:table-cell office:value-type="string">
            <text:p>Here is the churchHere is the steepleOpen the doorsAnd there is ______.</text:p>
          </table:table-cell>
          <table:table-cell/>
        </table:table-row>
        <table:table-row table:style-name="ro9">
          <table:table-cell office:value-type="string">
            <text:p>Prompt</text:p>
          </table:table-cell>
          <table:table-cell office:value-type="string">
            <text:p>Hey guys, welcome to Boston Pizza! Would you like to start the night off right with ______?</text:p>
          </table:table-cell>
          <table:table-cell/>
        </table:table-row>
        <table:table-row table:style-name="ro7">
          <table:table-cell office:value-type="string">
            <text:p>Prompt</text:p>
          </table:table-cell>
          <table:table-cell office:value-type="string">
            <text:p>Hey guys, welcome to Chili's! Would you like to start the night off right with ______?</text:p>
          </table:table-cell>
          <table:table-cell/>
        </table:table-row>
        <table:table-row table:style-name="ro7">
          <table:table-cell office:value-type="string">
            <text:p>Prompt</text:p>
          </table:table-cell>
          <table:table-cell office:value-type="string">
            <text:p>Hey guys, welcome to Sizzler! Would you like to start the night off right with ______?</text:p>
          </table:table-cell>
          <table:table-cell/>
        </table:table-row>
        <table:table-row table:style-name="ro9">
          <table:table-cell office:value-type="string">
            <text:p>Prompt</text:p>
          </table:table-cell>
          <table:table-cell office:value-type="string">
            <text:p>Hey guys, welcome to TGI Fridays! Would you like to start the night off right with ______?</text:p>
          </table:table-cell>
          <table:table-cell/>
        </table:table-row>
        <table:table-row table:style-name="ro7">
          <table:table-cell office:value-type="string">
            <text:p>Prompt</text:p>
          </table:table-cell>
          <table:table-cell office:value-type="string">
            <text:p>Hey guys, welcome to TGIF! Would you like to start the night off right with ______?</text:p>
          </table:table-cell>
          <table:table-cell/>
        </table:table-row>
        <table:table-row table:style-name="ro2">
          <table:table-cell office:value-type="string">
            <text:p>Prompt</text:p>
          </table:table-cell>
          <table:table-cell office:value-type="string">
            <text:p>Hey Reddit! I'm ______. Ask me anything.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Holy shit! My video of ______ has ten million views!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How am I maintaining my relationship status?</text:p>
          </table:table-cell>
          <table:table-cell/>
        </table:table-row>
        <table:table-row table:style-name="ro5">
          <table:table-cell office:value-type="string">
            <text:p>Prompt</text:p>
          </table:table-cell>
          <table:table-cell office:value-type="string">
            <text:p>How did I lose my virginity?</text:p>
          </table:table-cell>
          <table:table-cell/>
        </table:table-row>
        <table:table-row table:style-name="ro9">
          <table:table-cell office:value-type="string">
            <text:p>Prompt</text:p>
          </table:table-cell>
          <table:table-cell office:value-type="string">
            <text:p>Howdy, neighbor! I couldn't help but notice you struggling with ______. Need a hand?</text:p>
          </table:table-cell>
          <table:table-cell/>
        </table:table-row>
        <table:table-row table:style-name="ro3">
          <table:table-cell office:value-type="string">
            <text:p>Prompt</text:p>
          </table:table-cell>
          <table:table-cell office:value-type="string">
            <text:p>Hulu's new reality show features twelve hot singles living with ______.</text:p>
          </table:table-cell>
          <table:table-cell/>
        </table:table-row>
        <table:table-row table:style-name="ro6">
          <table:table-cell office:value-type="string">
            <text:p>Prompt</text:p>
          </table:table-cell>
          <table:table-cell office:value-type="string">
            <text:p>I do not know with what weapons World War III will be fought, but World War IV will be fought with ______.</text:p>
          </table:table-cell>
          <table:table-cell/>
        </table:table-row>
        <table:table-row table:style-name="ro1">
          <table:table-cell office:value-type="string">
            <text:p>Prompt</text:p>
          </table:table-cell>
          <table:table-cell office:value-type="string">
            <text:p>I drink to forget ______.</text:p>
          </table:table-cell>
          <table:table-cell/>
        </table:table-row>
        <table:table-row table:style-name="ro1">
          <table:table-cell office:value-type="string">
            <text:p>Prompt</text:p>
          </table:table-cell>
          <table:table-cell office:value-type="string">
            <text:p>I get by with a little help from ______.</text:p>
          </table:table-cell>
          <table:table-cell/>
        </table:table-row>
        <table:table-row table:style-name="ro2">
          <table:table-cell office:value-type="string">
            <text:p>Prompt</text:p>
          </table:table-cell>
          <table:table-cell office:value-type="string">
            <text:p>I got 99 problems but ______ ain't one.</text:p>
          </table:table-cell>
          <table:table-cell/>
        </table:table-row>
        <table:table-row table:style-name="ro3">
          <table:table-cell office:value-type="string">
            <text:p>Prompt</text:p>
          </table:table-cell>
          <table:table-cell office:value-type="string">
            <text:p>I know when that hotline bling, that can only mean one thing: ______.</text:p>
          </table:table-cell>
          <table:table-cell/>
        </table:table-row>
        <table:table-row table:style-name="ro7">
          <table:table-cell office:value-type="string">
            <text:p>Prompt</text:p>
          </table:table-cell>
          <table:table-cell office:value-type="string">
            <text:p>I learned the hard way that you can't cheer up a grieving friend with ______.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I never truly understood ______ until I encountered ______.</text:p>
          </table:table-cell>
          <table:table-cell table:style-name="ce1" office:value-type="string">
            <text:p>PICK 2</text:p>
          </table:table-cell>
        </table:table-row>
        <table:table-row table:style-name="ro9">
          <table:table-cell office:value-type="string">
            <text:p>Prompt</text:p>
          </table:table-cell>
          <table:table-cell office:value-type="string">
            <text:p>I spent my whole life working toward ______, only to have it ruined by ______.</text:p>
          </table:table-cell>
          <table:table-cell table:style-name="ce1" office:value-type="string">
            <text:p>PICK 2</text:p>
          </table:table-cell>
        </table:table-row>
        <table:table-row table:style-name="ro4">
          <table:table-cell office:value-type="string">
            <text:p>Prompt</text:p>
          </table:table-cell>
          <table:table-cell office:value-type="string">
            <text:p>I wish I hadn't lost the instruction manual for ______.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I'm going on a cleanse this week. Nothing but kale juice and ______.</text:p>
          </table:table-cell>
          <table:table-cell/>
        </table:table-row>
        <table:table-row table:style-name="ro3">
          <table:table-cell office:value-type="string">
            <text:p>Prompt</text:p>
          </table:table-cell>
          <table:table-cell office:value-type="string">
            <text:p>I'm Lebron James, and when I'm not slamming dunks, I love ______.</text:p>
          </table:table-cell>
          <table:table-cell/>
        </table:table-row>
        <table:table-row table:style-name="ro7">
          <table:table-cell office:value-type="string">
            <text:p>Prompt</text:p>
          </table:table-cell>
          <table:table-cell office:value-type="string">
            <text:p>I'm no doctor, but I'm pretty sure what you're suffering from is called "______."</text:p>
          </table:table-cell>
          <table:table-cell/>
        </table:table-row>
        <table:table-row table:style-name="ro7">
          <table:table-cell office:value-type="string">
            <text:p>Prompt</text:p>
          </table:table-cell>
          <table:table-cell office:value-type="string">
            <text:p>I'm sorry, Professor, but I couldn't complete my homework because of ______.</text:p>
          </table:table-cell>
          <table:table-cell/>
        </table:table-row>
        <table:table-row table:style-name="ro3">
          <table:table-cell office:value-type="string">
            <text:p>Prompt</text:p>
          </table:table-cell>
          <table:table-cell office:value-type="string">
            <text:p>I'm sorry, Sir, but I couldn't complete my homework because of ______.</text:p>
          </table:table-cell>
          <table:table-cell/>
        </table:table-row>
        <table:table-row table:style-name="ro10">
          <table:table-cell office:value-type="string">
            <text:p>Prompt</text:p>
          </table:table-cell>
          <table:table-cell office:value-type="string">
            <text:p>I'm Tony Robbins, and over the next sixty minutes I'm going to teach you how to harness the power of ______!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I’m not like the rest of you. I’m too rich and busy for ______.</text:p>
          </table:table-cell>
          <table:table-cell/>
        </table:table-row>
        <table:table-row table:style-name="ro2">
          <table:table-cell office:value-type="string">
            <text:p>Prompt</text:p>
          </table:table-cell>
          <table:table-cell office:value-type="string">
            <text:p>If you can't be with the one you love, love ______.</text:p>
          </table:table-cell>
          <table:table-cell/>
        </table:table-row>
        <table:table-row table:style-name="ro2">
          <table:table-cell office:value-type="string">
            <text:p>Prompt</text:p>
          </table:table-cell>
          <table:table-cell office:value-type="string">
            <text:p>IF you like ______, YOU MIGHT BE A REDNECK.</text:p>
          </table:table-cell>
          <table:table-cell/>
        </table:table-row>
        <table:table-row table:style-name="ro9">
          <table:table-cell office:value-type="string">
            <text:p>Prompt</text:p>
          </table:table-cell>
          <table:table-cell office:value-type="string">
            <text:p>In 1,000 years, when paper money is a distant memory, how will we pay for goods and services?</text:p>
          </table:table-cell>
          <table:table-cell/>
        </table:table-row>
        <table:table-row table:style-name="ro9">
          <table:table-cell office:value-type="string">
            <text:p>Prompt</text:p>
          </table:table-cell>
          <table:table-cell office:value-type="string">
            <text:p>In 1,000 years, when paper money is but a distant memory, ______ will be our currency.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In a world ravaged by ______ our only solace is ______.</text:p>
          </table:table-cell>
          <table:table-cell table:style-name="ce1" office:value-type="string">
            <text:p>PICK 2</text:p>
          </table:table-cell>
        </table:table-row>
        <table:table-row table:style-name="ro4">
          <table:table-cell office:value-type="string">
            <text:p>Prompt</text:p>
          </table:table-cell>
          <table:table-cell office:value-type="string">
            <text:p>In a world ravaged by ______, our only solace is ______.</text:p>
          </table:table-cell>
          <table:table-cell table:style-name="ce1" office:value-type="string">
            <text:p>PICK 2</text:p>
          </table:table-cell>
        </table:table-row>
        <table:table-row table:style-name="ro11">
          <table:table-cell office:value-type="string">
            <text:p>Prompt</text:p>
          </table:table-cell>
          <table:table-cell office:value-type="string">
            <text:p>In an attempt to reach a wider audience, the National Museum of Australia has opened an interactive exhibit on ______.</text:p>
          </table:table-cell>
          <table:table-cell/>
        </table:table-row>
        <table:table-row table:style-name="ro8">
          <table:table-cell office:value-type="string">
            <text:p>Prompt</text:p>
          </table:table-cell>
          <table:table-cell office:value-type="string">
            <text:p>In an attempt to reach a wider audience, the Smithsonian Museum of Natural History has opened an interactive exhibit on ______.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In Australia, ______ is twice as big and twice as deadly.</text:p>
          </table:table-cell>
          <table:table-cell/>
        </table:table-row>
        <table:table-row table:style-name="ro3">
          <table:table-cell office:value-type="string">
            <text:p>Prompt</text:p>
          </table:table-cell>
          <table:table-cell office:value-type="string">
            <text:p>In Belmarsh Prison, word is you can trade 200 cigarettes for ______.</text:p>
          </table:table-cell>
          <table:table-cell/>
        </table:table-row>
        <table:table-row table:style-name="ro7">
          <table:table-cell office:value-type="string">
            <text:p>Prompt</text:p>
          </table:table-cell>
          <table:table-cell office:value-type="string">
            <text:p>In her latest feature-length film, Tracy Beaker struggles with ______ for the first time.</text:p>
          </table:table-cell>
          <table:table-cell/>
        </table:table-row>
        <table:table-row table:style-name="ro7">
          <table:table-cell office:value-type="string">
            <text:p>Prompt</text:p>
          </table:table-cell>
          <table:table-cell office:value-type="string">
            <text:p>In his new self-produced album, Kanye West raps over the sounds of ______.</text:p>
          </table:table-cell>
          <table:table-cell/>
        </table:table-row>
        <table:table-row table:style-name="ro9">
          <table:table-cell office:value-type="string">
            <text:p>Prompt</text:p>
          </table:table-cell>
          <table:table-cell office:value-type="string">
            <text:p>In his new summer comedy, Rob Schneider is ______ trapped in the body of ______.</text:p>
          </table:table-cell>
          <table:table-cell table:style-name="ce1" office:value-type="string">
            <text:p>PICK 2</text:p>
          </table:table-cell>
        </table:table-row>
        <table:table-row table:style-name="ro6">
          <table:table-cell office:value-type="string">
            <text:p>Prompt</text:p>
          </table:table-cell>
          <table:table-cell office:value-type="string">
            <text:p>In Jordan Peele's new thriller, a young family discovers that ______ had really been ______ all along.</text:p>
          </table:table-cell>
          <table:table-cell/>
        </table:table-row>
        <table:table-row table:style-name="ro3">
          <table:table-cell office:value-type="string">
            <text:p>Prompt</text:p>
          </table:table-cell>
          <table:table-cell office:value-type="string">
            <text:p>In L.A. County Jail, word is you can trade 200 cigarettes for ______.</text:p>
          </table:table-cell>
          <table:table-cell/>
        </table:table-row>
        <table:table-row table:style-name="ro6">
          <table:table-cell office:value-type="string">
            <text:p>Prompt</text:p>
          </table:table-cell>
          <table:table-cell office:value-type="string">
            <text:p>In M. Night Shyamalan's new movie, Bruce Willis discovers that ______ had really been ______ all along.</text:p>
          </table:table-cell>
          <table:table-cell table:style-name="ce1" office:value-type="string">
            <text:p>PICK 2</text:p>
          </table:table-cell>
        </table:table-row>
        <table:table-row table:style-name="ro4">
          <table:table-cell office:value-type="string">
            <text:p>Prompt</text:p>
          </table:table-cell>
          <table:table-cell office:value-type="string">
            <text:p>In Michael Jackson's final moments, he thought about ______.</text:p>
          </table:table-cell>
          <table:table-cell/>
        </table:table-row>
        <table:table-row table:style-name="ro9">
          <table:table-cell office:value-type="string">
            <text:p>Prompt</text:p>
          </table:table-cell>
          <table:table-cell office:value-type="string">
            <text:p>In Rome, there are whisperings that the Vatican has a secret room devoted to ______.</text:p>
          </table:table-cell>
          <table:table-cell/>
        </table:table-row>
        <table:table-row table:style-name="ro10">
          <table:table-cell office:value-type="string">
            <text:p>Prompt</text:p>
          </table:table-cell>
          <table:table-cell office:value-type="string">
            <text:p>In the new Disney Channel Original Movie, Hannah Montana struggles with ______ for the first time.</text:p>
          </table:table-cell>
          <table:table-cell/>
        </table:table-row>
        <table:table-row table:style-name="ro3">
          <table:table-cell office:value-type="string">
            <text:p>Prompt</text:p>
          </table:table-cell>
          <table:table-cell office:value-type="string">
            <text:p>In the seventh circle of Hell, sinners must endure ______ for all eternity.</text:p>
          </table:table-cell>
          <table:table-cell/>
        </table:table-row>
        <table:table-row table:style-name="ro3">
          <table:table-cell office:value-type="string">
            <text:p>Prompt</text:p>
          </table:table-cell>
          <table:table-cell office:value-type="string">
            <text:p>In Wormwood Scrubs, word is you can trade 200 cigarettes for ______.</text:p>
          </table:table-cell>
          <table:table-cell/>
        </table:table-row>
        <table:table-row table:style-name="ro3">
          <table:table-cell office:value-type="string">
            <text:p>Prompt</text:p>
          </table:table-cell>
          <table:table-cell office:value-type="string">
            <text:p>Instead of coal, Father Christmas now gives the bad children ______.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Instead of coal, Santa now gives the bad children ______.</text:p>
          </table:table-cell>
          <table:table-cell/>
        </table:table-row>
        <table:table-row table:style-name="ro3">
          <table:table-cell office:value-type="string">
            <text:p>Prompt</text:p>
          </table:table-cell>
          <table:table-cell office:value-type="string">
            <text:p>Introducing the amazing superhero/sidekick duo! It's ______ and ______!</text:p>
          </table:table-cell>
          <table:table-cell table:style-name="ce1" office:value-type="string">
            <text:p>PICK 2</text:p>
          </table:table-cell>
        </table:table-row>
        <table:table-row table:style-name="ro3">
          <table:table-cell office:value-type="string">
            <text:p>Prompt</text:p>
          </table:table-cell>
          <table:table-cell office:value-type="string">
            <text:p>Introducing X-Treme Baseball! It's like baseball, but with ______!</text:p>
          </table:table-cell>
          <table:table-cell/>
        </table:table-row>
        <table:table-row table:style-name="ro12">
          <table:table-cell office:value-type="string">
            <text:p>Prompt</text:p>
          </table:table-cell>
          <table:table-cell office:value-type="string">
            <text:p>It's a trap!</text:p>
          </table:table-cell>
          <table:table-cell/>
        </table:table-row>
        <table:table-row table:style-name="ro3">
          <table:table-cell office:value-type="string">
            <text:p>Prompt</text:p>
          </table:table-cell>
          <table:table-cell office:value-type="string">
            <text:p>It’s a pity that kids these days are all getting involved with ______.</text:p>
          </table:table-cell>
          <table:table-cell/>
        </table:table-row>
        <table:table-row table:style-name="ro3">
          <table:table-cell office:value-type="string">
            <text:p>Prompt</text:p>
          </table:table-cell>
          <table:table-cell office:value-type="string">
            <text:p>Just once, I'd like to hear you say "Thanks, Mom. Thanks for ______."</text:p>
          </table:table-cell>
          <table:table-cell/>
        </table:table-row>
        <table:table-row table:style-name="ro3">
          <table:table-cell office:value-type="string">
            <text:p>Prompt</text:p>
          </table:table-cell>
          <table:table-cell office:value-type="string">
            <text:p>Just once, I'd like to hear you say "Thanks, Mum. Thanks for ______."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Just saw this upsetting video! Please retweet!! #stop______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Kids, I don't need drugs to get high. I'm high on ______.</text:p>
          </table:table-cell>
          <table:table-cell/>
        </table:table-row>
        <table:table-row table:style-name="ro10">
          <table:table-cell office:value-type="string">
            <text:p>Prompt</text:p>
          </table:table-cell>
          <table:table-cell office:value-type="string">
            <text:p>Life for Aboriginal people was forever changed when the white man introduced them to ______.</text:p>
          </table:table-cell>
          <table:table-cell/>
        </table:table-row>
        <table:table-row table:style-name="ro10">
          <table:table-cell office:value-type="string">
            <text:p>Prompt</text:p>
          </table:table-cell>
          <table:table-cell office:value-type="string">
            <text:p>Life for American Indians was forever changed when the White Man introduced them to ______.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Life was difficult for cavemen before ______.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Lifetime® presents ______: the Story of ______.</text:p>
          </table:table-cell>
          <table:table-cell table:style-name="ce1" office:value-type="string">
            <text:p>PICK 2</text:p>
          </table:table-cell>
        </table:table-row>
        <table:table-row table:style-name="ro4">
          <table:table-cell office:value-type="string">
            <text:p>Prompt</text:p>
          </table:table-cell>
          <table:table-cell office:value-type="string">
            <text:p>Lifetime® presents "______: the Story of ______."</text:p>
          </table:table-cell>
          <table:table-cell table:style-name="ce1" office:value-type="string">
            <text:p>PICK 2</text:p>
          </table:table-cell>
        </table:table-row>
        <table:table-row table:style-name="ro2">
          <table:table-cell office:value-type="string">
            <text:p>Prompt</text:p>
          </table:table-cell>
          <table:table-cell office:value-type="string">
            <text:p>Lovin’ you is easy ’cause you’re ______.</text:p>
          </table:table-cell>
          <table:table-cell/>
        </table:table-row>
        <table:table-row table:style-name="ro7">
          <table:table-cell office:value-type="string">
            <text:p>Prompt</text:p>
          </table:table-cell>
          <table:table-cell office:value-type="string">
            <text:p>Major League Baseball has banned ______ for giving players an unfair advantage.</text:p>
          </table:table-cell>
          <table:table-cell/>
        </table:table-row>
        <table:table-row table:style-name="ro5">
          <table:table-cell office:value-type="string">
            <text:p>Prompt</text:p>
          </table:table-cell>
          <table:table-cell office:value-type="string">
            <text:p>Make a haiku.</text:p>
          </table:table-cell>
          <table:table-cell table:style-name="ce1" office:value-type="string">
            <text:p>DRAW 2, PICK 3</text:p>
          </table:table-cell>
        </table:table-row>
        <table:table-row table:style-name="ro3">
          <table:table-cell office:value-type="string">
            <text:p>Prompt</text:p>
          </table:table-cell>
          <table:table-cell office:value-type="string">
            <text:p>Mamma Mia. Here I go again. My my! How can I resist ______?</text:p>
          </table:table-cell>
          <table:table-cell/>
        </table:table-row>
        <table:table-row table:style-name="ro3">
          <table:table-cell office:value-type="string">
            <text:p>Prompt</text:p>
          </table:table-cell>
          <table:table-cell office:value-type="string">
            <text:p>Mate, do not go in that bathroom. There's ______ in there.</text:p>
          </table:table-cell>
          <table:table-cell/>
        </table:table-row>
        <table:table-row table:style-name="ro3">
          <table:table-cell office:value-type="string">
            <text:p>Prompt</text:p>
          </table:table-cell>
          <table:table-cell office:value-type="string">
            <text:p>Mate, do not go in that bathroom. There's ______ in there.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Mate, do not go in that toilet. There's ______ in there.</text:p>
          </table:table-cell>
          <table:table-cell/>
        </table:table-row>
        <table:table-row table:style-name="ro2">
          <table:table-cell office:value-type="string">
            <text:p>Prompt</text:p>
          </table:table-cell>
          <table:table-cell office:value-type="string">
            <text:p>Maybe she's born with it. Maybe it's ______.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Men's Wearhouse: You're gonna like ______. I guarantee it.</text:p>
          </table:table-cell>
          <table:table-cell/>
        </table:table-row>
        <table:table-row table:style-name="ro6">
          <table:table-cell office:value-type="string">
            <text:p>Prompt</text:p>
          </table:table-cell>
          <table:table-cell office:value-type="string">
            <text:p>Military historians remember Alexander the Great for his brilliant use of ______ against the Persians.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Mitch McConnell can't cum without ______.</text:p>
          </table:table-cell>
          <table:table-cell/>
        </table:table-row>
        <table:table-row table:style-name="ro2">
          <table:table-cell office:value-type="string">
            <text:p>Prompt</text:p>
          </table:table-cell>
          <table:table-cell office:value-type="string">
            <text:p>Money can’t buy me love, but it can buy me ______.</text:p>
          </table:table-cell>
          <table:table-cell/>
        </table:table-row>
        <table:table-row table:style-name="ro11">
          <table:table-cell office:value-type="string">
            <text:p>Prompt</text:p>
          </table:table-cell>
          <table:table-cell office:value-type="string">
            <text:p>Mr. and Mrs. Diaz, we called you in because we're concerned about Cynthia. Are you aware that your daughter is ______?</text:p>
          </table:table-cell>
          <table:table-cell/>
        </table:table-row>
        <table:table-row table:style-name="ro7">
          <table:table-cell office:value-type="string">
            <text:p>Prompt</text:p>
          </table:table-cell>
          <table:table-cell office:value-type="string">
            <text:p>MTV's new reality show features eight washed-up celebrities living with ______.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My favorite sex position is called "______-style."</text:p>
          </table:table-cell>
          <table:table-cell/>
        </table:table-row>
        <table:table-row table:style-name="ro7">
          <table:table-cell office:value-type="string">
            <text:p>Prompt</text:p>
          </table:table-cell>
          <table:table-cell office:value-type="string">
            <text:p>My fellow Americans: Before this decade is out, we will have ______ on the moon!</text:p>
          </table:table-cell>
          <table:table-cell/>
        </table:table-row>
        <table:table-row table:style-name="ro6">
          <table:table-cell office:value-type="string">
            <text:p>Prompt</text:p>
          </table:table-cell>
          <table:table-cell office:value-type="string">
            <text:p>My mom freaked out when she looked at my browser history and found ______.com/______.</text:p>
          </table:table-cell>
          <table:table-cell table:style-name="ce1" office:value-type="string">
            <text:p>PICK 2</text:p>
          </table:table-cell>
        </table:table-row>
        <table:table-row table:style-name="ro7">
          <table:table-cell office:value-type="string">
            <text:p>Prompt</text:p>
          </table:table-cell>
          <table:table-cell office:value-type="string">
            <text:p>My name is Peter Parker. I was bitten by a radioactive spider, and now I'm ______.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My plan for world domination begins with ______.</text:p>
          </table:table-cell>
          <table:table-cell table:style-name="ce1" office:value-type="string">
            <text:p>PICK 2</text:p>
          </table:table-cell>
        </table:table-row>
        <table:table-row table:style-name="ro3">
          <table:table-cell office:value-type="string">
            <text:p>Prompt</text:p>
          </table:table-cell>
          <table:table-cell office:value-type="string">
            <text:p>Next from J.K. Rowling: Harry Potter and the Chamber of ______.</text:p>
          </table:table-cell>
          <table:table-cell/>
        </table:table-row>
        <table:table-row table:style-name="ro3">
          <table:table-cell office:value-type="string">
            <text:p>Prompt</text:p>
          </table:table-cell>
          <table:table-cell office:value-type="string">
            <text:p>Next from J.K. Rowling: Harry Potter and the Chamber of ______.</text:p>
          </table:table-cell>
          <table:table-cell/>
        </table:table-row>
        <table:table-row table:style-name="ro2">
          <table:table-cell office:value-type="string">
            <text:p>Prompt</text:p>
          </table:table-cell>
          <table:table-cell office:value-type="string">
            <text:p>Next on ESPN2: The World Series of ______.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Next on Eurosport: The World Championship of _______.</text:p>
          </table:table-cell>
          <table:table-cell/>
        </table:table-row>
        <table:table-row table:style-name="ro3">
          <table:table-cell office:value-type="string">
            <text:p>Prompt</text:p>
          </table:table-cell>
          <table:table-cell office:value-type="string">
            <text:p>Next on Nine's Wide World of Sports: The World Championship of ______.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Next on Sky Sports: The World Championship of ________.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Next on Sky Sports: The World Champsion of ________.</text:p>
          </table:table-cell>
          <table:table-cell/>
        </table:table-row>
        <table:table-row table:style-name="ro2">
          <table:table-cell office:value-type="string">
            <text:p>Prompt</text:p>
          </table:table-cell>
          <table:table-cell office:value-type="string">
            <text:p>Next on TSN: The World Series of ______.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Next up on Channel 4: Ramsay's ______ Nightmares.</text:p>
          </table:table-cell>
          <table:table-cell/>
        </table:table-row>
        <table:table-row table:style-name="ro6">
          <table:table-cell office:value-type="string">
            <text:p>Prompt</text:p>
          </table:table-cell>
          <table:table-cell office:value-type="string">
            <text:p>Nobody expects the Spanish Inquisition. Our chief weapons are fear, surprise, and ________.</text:p>
          </table:table-cell>
          <table:table-cell/>
        </table:table-row>
        <table:table-row table:style-name="ro7">
          <table:table-cell office:value-type="string">
            <text:p>Prompt</text:p>
          </table:table-cell>
          <table:table-cell office:value-type="string">
            <text:p>Now at the National Museum of Australia: an interactive exhibit on ______.</text:p>
          </table:table-cell>
          <table:table-cell/>
        </table:table-row>
        <table:table-row table:style-name="ro7">
          <table:table-cell office:value-type="string">
            <text:p>Prompt</text:p>
          </table:table-cell>
          <table:table-cell office:value-type="string">
            <text:p>Now at the Natural History Museum: an interactive exhibit on ______.</text:p>
          </table:table-cell>
          <table:table-cell/>
        </table:table-row>
        <table:table-row table:style-name="ro3">
          <table:table-cell office:value-type="string">
            <text:p>Prompt</text:p>
          </table:table-cell>
          <table:table-cell office:value-type="string">
            <text:p>Now at the Royal Ontario Museum: an interactive exhibit on ______.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Now at the Smithsonian: an interactive exhibit on ______.</text:p>
          </table:table-cell>
          <table:table-cell/>
        </table:table-row>
        <table:table-row table:style-name="ro2">
          <table:table-cell office:value-type="string">
            <text:p>Prompt</text:p>
          </table:table-cell>
          <table:table-cell office:value-type="string">
            <text:p>O Canada, we stand on guard for ______.</text:p>
          </table:table-cell>
          <table:table-cell/>
        </table:table-row>
        <table:table-row table:style-name="ro5">
          <table:table-cell office:value-type="string">
            <text:p>Prompt</text:p>
          </table:table-cell>
          <table:table-cell office:value-type="string">
            <text:p>Oi! Show us ______!</text:p>
          </table:table-cell>
          <table:table-cell/>
        </table:table-row>
        <table:table-row table:style-name="ro2">
          <table:table-cell office:value-type="string">
            <text:p>Prompt</text:p>
          </table:table-cell>
          <table:table-cell office:value-type="string">
            <text:p>Old MacDonald had ______. E-I-E-I-O.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Only two things in life are certain: death and ______.</text:p>
          </table:table-cell>
          <table:table-cell/>
        </table:table-row>
        <table:table-row table:style-name="ro2">
          <table:table-cell office:value-type="string">
            <text:p>Prompt</text:p>
          </table:table-cell>
          <table:table-cell office:value-type="string">
            <text:p>Penalty! ______: that's 5 minutes in the box!</text:p>
          </table:table-cell>
          <table:table-cell/>
        </table:table-row>
        <table:table-row table:style-name="ro3">
          <table:table-cell office:value-type="string">
            <text:p>Prompt</text:p>
          </table:table-cell>
          <table:table-cell office:value-type="string">
            <text:p>Premiering tonight: NBC's new heartfelt drama, This Is ______.</text:p>
          </table:table-cell>
          <table:table-cell/>
        </table:table-row>
        <table:table-row table:style-name="ro2">
          <table:table-cell office:value-type="string">
            <text:p>Prompt</text:p>
          </table:table-cell>
          <table:table-cell office:value-type="string">
            <text:p>Qantas now prohibits ______ on airplanes.</text:p>
          </table:table-cell>
          <table:table-cell/>
        </table:table-row>
        <table:table-row table:style-name="ro7">
          <table:table-cell office:value-type="string">
            <text:p>Prompt</text:p>
          </table:table-cell>
          <table:table-cell office:value-type="string">
            <text:p>Rumor has it that Vladimir Putin's favorite dish is ______ stuffed with ______.</text:p>
          </table:table-cell>
          <table:table-cell table:style-name="ce1" office:value-type="string">
            <text:p>PICK 2</text:p>
          </table:table-cell>
        </table:table-row>
        <table:table-row table:style-name="ro1">
          <table:table-cell office:value-type="string">
            <text:p>Prompt</text:p>
          </table:table-cell>
          <table:table-cell office:value-type="string">
            <text:p>Science will never explain ______.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Skidamarink a dink a dink, skidamarink a doo, I love ______.</text:p>
          </table:table-cell>
          <table:table-cell/>
        </table:table-row>
        <table:table-row table:style-name="ro1">
          <table:table-cell office:value-type="string">
            <text:p>Prompt</text:p>
          </table:table-cell>
          <table:table-cell office:value-type="string">
            <text:p>Sorry everyone, I just ______.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Step 1: ______.Step 2: ______.Step 3: Profit.</text:p>
          </table:table-cell>
          <table:table-cell table:style-name="ce1" office:value-type="string">
            <text:p>PICK 2</text:p>
          </table:table-cell>
        </table:table-row>
        <table:table-row table:style-name="ro7">
          <table:table-cell office:value-type="string">
            <text:p>Prompt</text:p>
          </table:table-cell>
          <table:table-cell office:value-type="string">
            <text:p>Studies show that lab rats navigate mazes 50% faster after being exposed to ______.</text:p>
          </table:table-cell>
          <table:table-cell/>
        </table:table-row>
        <table:table-row table:style-name="ro3">
          <table:table-cell office:value-type="string">
            <text:p>Prompt</text:p>
          </table:table-cell>
          <table:table-cell office:value-type="string">
            <text:p>TFL apologizes for the delay in train service due to ______.</text:p>
          </table:table-cell>
          <table:table-cell/>
        </table:table-row>
        <table:table-row table:style-name="ro2">
          <table:table-cell office:value-type="string">
            <text:p>Prompt</text:p>
          </table:table-cell>
          <table:table-cell office:value-type="string">
            <text:p>That's right, I killed ______. How, you ask? ______.</text:p>
          </table:table-cell>
          <table:table-cell table:style-name="ce1" office:value-type="string">
            <text:p>PICK 2</text:p>
          </table:table-cell>
        </table:table-row>
        <table:table-row table:style-name="ro7">
          <table:table-cell office:value-type="string">
            <text:p>Prompt</text:p>
          </table:table-cell>
          <table:table-cell office:value-type="string">
            <text:p>The blind date was going horribly until we discovered our shared interest in ______.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The class field trip was completely ruined by ______.</text:p>
          </table:table-cell>
          <table:table-cell/>
        </table:table-row>
        <table:table-row table:style-name="ro7">
          <table:table-cell office:value-type="string">
            <text:p>Prompt</text:p>
          </table:table-cell>
          <table:table-cell office:value-type="string">
            <text:p>The Five Stages of Grief: denial, anger, bargaining, ______, acceptance.</text:p>
          </table:table-cell>
          <table:table-cell/>
        </table:table-row>
        <table:table-row table:style-name="ro7">
          <table:table-cell office:value-type="string">
            <text:p>Prompt</text:p>
          </table:table-cell>
          <table:table-cell office:value-type="string">
            <text:p>The healing process began when I joined a support group for victims of ______.</text:p>
          </table:table-cell>
          <table:table-cell/>
        </table:table-row>
        <table:table-row table:style-name="ro7">
          <table:table-cell office:value-type="string">
            <text:p>Prompt</text:p>
          </table:table-cell>
          <table:table-cell office:value-type="string">
            <text:p>The Natural History Museum has just opened an interactive exhibit on ________.</text:p>
          </table:table-cell>
          <table:table-cell/>
        </table:table-row>
        <table:table-row table:style-name="ro9">
          <table:table-cell office:value-type="string">
            <text:p>Prompt</text:p>
          </table:table-cell>
          <table:table-cell office:value-type="string">
            <text:p>The new Chevy Tahoe. With the power and space to take ______ everywhere you go.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The school excursion was completely ruined by ______.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The school field trip was completely ruined by ______.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The school trip was completely ruined by ______.</text:p>
          </table:table-cell>
          <table:table-cell/>
        </table:table-row>
        <table:table-row table:style-name="ro9">
          <table:table-cell office:value-type="string">
            <text:p>Prompt</text:p>
          </table:table-cell>
          <table:table-cell office:value-type="string">
            <text:p>The secret to a lasting marriage is communication, communication, and ______.</text:p>
          </table:table-cell>
          <table:table-cell/>
        </table:table-row>
        <table:table-row table:style-name="ro6">
          <table:table-cell office:value-type="string">
            <text:p>Prompt</text:p>
          </table:table-cell>
          <table:table-cell office:value-type="string">
            <text:p>The Smithsonian Museum of Natural History has just opened an interactive exhibit on ______.</text:p>
          </table:table-cell>
          <table:table-cell/>
        </table:table-row>
        <table:table-row table:style-name="ro3">
          <table:table-cell office:value-type="string">
            <text:p>Prompt</text:p>
          </table:table-cell>
          <table:table-cell office:value-type="string">
            <text:p>The TFL apologizes for the delay in train service due to ________. </text:p>
          </table:table-cell>
          <table:table-cell/>
        </table:table-row>
        <table:table-row table:style-name="ro3">
          <table:table-cell office:value-type="string">
            <text:p>Prompt</text:p>
          </table:table-cell>
          <table:table-cell office:value-type="string">
            <text:p>The theme for next year's Eurovision Song Contest is "We are ________."</text:p>
          </table:table-cell>
          <table:table-cell/>
        </table:table-row>
        <table:table-row table:style-name="ro3">
          <table:table-cell office:value-type="string">
            <text:p>Prompt</text:p>
          </table:table-cell>
          <table:table-cell office:value-type="string">
            <text:p>The U.S. has begun airdropping ______ to the children of Afghanistan.</text:p>
          </table:table-cell>
          <table:table-cell/>
        </table:table-row>
        <table:table-row table:style-name="ro9">
          <table:table-cell office:value-type="string">
            <text:p>Prompt</text:p>
          </table:table-cell>
          <table:table-cell office:value-type="string">
            <text:p>They said we were crazy. They said we couldn't put ______ inside of ______. They were wrong.</text:p>
          </table:table-cell>
          <table:table-cell table:style-name="ce1" office:value-type="string">
            <text:p>PICK 2</text:p>
          </table:table-cell>
        </table:table-row>
        <table:table-row table:style-name="ro9">
          <table:table-cell office:value-type="string">
            <text:p>Prompt</text:p>
          </table:table-cell>
          <table:table-cell office:value-type="string">
            <text:p>This is the way the world endsThis is the way the world endsNot with a bang but with ______.</text:p>
          </table:table-cell>
          <table:table-cell/>
        </table:table-row>
        <table:table-row table:style-name="ro7">
          <table:table-cell office:value-type="string">
            <text:p>Prompt</text:p>
          </table:table-cell>
          <table:table-cell office:value-type="string">
            <text:p>This is your captain speaking. Fasten your seatbelts and prepare for ______.</text:p>
          </table:table-cell>
          <table:table-cell/>
        </table:table-row>
        <table:table-row table:style-name="ro6">
          <table:table-cell office:value-type="string">
            <text:p>Prompt</text:p>
          </table:table-cell>
          <table:table-cell office:value-type="string">
            <text:p>This season at Steppenwolf, Samuel Beckett's classic existential play: Waitng for ______.</text:p>
          </table:table-cell>
          <table:table-cell/>
        </table:table-row>
        <table:table-row table:style-name="ro9">
          <table:table-cell office:value-type="string">
            <text:p>Prompt</text:p>
          </table:table-cell>
          <table:table-cell office:value-type="string">
            <text:p>This season at the Old Vic, Samuel Beckett's classic existential play: Waiting for ______.</text:p>
          </table:table-cell>
          <table:table-cell/>
        </table:table-row>
        <table:table-row table:style-name="ro9">
          <table:table-cell office:value-type="string">
            <text:p>Prompt</text:p>
          </table:table-cell>
          <table:table-cell office:value-type="string">
            <text:p>This season at the old Vic, Samuel Beckett's classic existential play: Waitng for ______.</text:p>
          </table:table-cell>
          <table:table-cell/>
        </table:table-row>
        <table:table-row table:style-name="ro11">
          <table:table-cell office:value-type="string">
            <text:p>Prompt</text:p>
          </table:table-cell>
          <table:table-cell office:value-type="string">
            <text:p>This season at the Princess of Wales Theatre, Samuel Beckett's classic existential play: Waiting for ______.</text:p>
          </table:table-cell>
          <table:table-cell/>
        </table:table-row>
        <table:table-row table:style-name="ro6">
          <table:table-cell office:value-type="string">
            <text:p>Prompt</text:p>
          </table:table-cell>
          <table:table-cell office:value-type="string">
            <text:p>This season at the Sydney Opera House, Samuel Beckett's classic existential play: Waiting for ______.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Today on Jerry Springer: "Help! My son is ______!"</text:p>
          </table:table-cell>
          <table:table-cell/>
        </table:table-row>
        <table:table-row table:style-name="ro2">
          <table:table-cell office:value-type="string">
            <text:p>Prompt</text:p>
          </table:table-cell>
          <table:table-cell office:value-type="string">
            <text:p>Today on Maury: "Help! My son is ______!"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Today on The Jeremy Kyle Show: "Help! My son is ________!"</text:p>
          </table:table-cell>
          <table:table-cell/>
        </table:table-row>
        <table:table-row table:style-name="ro3">
          <table:table-cell office:value-type="string">
            <text:p>Prompt</text:p>
          </table:table-cell>
          <table:table-cell office:value-type="string">
            <text:p>Tonight's top story: What you don't know about ________ could kill you.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TSA guidelines now prohibit ______ on airplanes.</text:p>
          </table:table-cell>
          <table:table-cell/>
        </table:table-row>
        <table:table-row table:style-name="ro3">
          <table:table-cell office:value-type="string">
            <text:p>Prompt</text:p>
          </table:table-cell>
          <table:table-cell office:value-type="string">
            <text:p>Turns out that ______-Man was neither the hero we needed nor wanted.</text:p>
          </table:table-cell>
          <table:table-cell/>
        </table:table-row>
        <table:table-row table:style-name="ro7">
          <table:table-cell office:value-type="string">
            <text:p>Prompt</text:p>
          </table:table-cell>
          <table:table-cell office:value-type="string">
            <text:p>Uh, hey guys, I know this was my idea, but I'm having serious doubts about ______.</text:p>
          </table:table-cell>
          <table:table-cell/>
        </table:table-row>
        <table:table-row table:style-name="ro5">
          <table:table-cell office:value-type="string">
            <text:p>Prompt</text:p>
          </table:table-cell>
          <table:table-cell office:value-type="string">
            <text:p>UKIP: Putting ______ First!</text:p>
          </table:table-cell>
          <table:table-cell/>
        </table:table-row>
        <table:table-row table:style-name="ro3">
          <table:table-cell office:value-type="string">
            <text:p>Prompt</text:p>
          </table:table-cell>
          <table:table-cell office:value-type="string">
            <text:p>US WEEKLY EXCLUSIVE! Meghan Markle's Secret Battle With ______!</text:p>
          </table:table-cell>
          <table:table-cell/>
        </table:table-row>
        <table:table-row table:style-name="ro5">
          <table:table-cell office:value-type="string">
            <text:p>Prompt</text:p>
          </table:table-cell>
          <table:table-cell office:value-type="string">
            <text:p>War! What is it good for?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Well if you'll excuse me, gentlemen, I have a date with ______.</text:p>
          </table:table-cell>
          <table:table-cell/>
        </table:table-row>
        <table:table-row table:style-name="ro1">
          <table:table-cell office:value-type="string">
            <text:p>Prompt</text:p>
          </table:table-cell>
          <table:table-cell office:value-type="string">
            <text:p>What am I giving up for Lent?</text:p>
          </table:table-cell>
          <table:table-cell/>
        </table:table-row>
        <table:table-row table:style-name="ro1">
          <table:table-cell office:value-type="string">
            <text:p>Prompt</text:p>
          </table:table-cell>
          <table:table-cell office:value-type="string">
            <text:p>What are my parents hiding from me?</text:p>
          </table:table-cell>
          <table:table-cell/>
        </table:table-row>
        <table:table-row table:style-name="ro7">
          <table:table-cell office:value-type="string">
            <text:p>Prompt</text:p>
          </table:table-cell>
          <table:table-cell office:value-type="string">
            <text:p>What are school administrators using to curb rampant teenage pregnancy?</text:p>
          </table:table-cell>
          <table:table-cell/>
        </table:table-row>
        <table:table-row table:style-name="ro1">
          <table:table-cell office:value-type="string">
            <text:p>Prompt</text:p>
          </table:table-cell>
          <table:table-cell office:value-type="string">
            <text:p>What broke up the original Wiggles?</text:p>
          </table:table-cell>
          <table:table-cell/>
        </table:table-row>
        <table:table-row table:style-name="ro1">
          <table:table-cell office:value-type="string">
            <text:p>Prompt</text:p>
          </table:table-cell>
          <table:table-cell office:value-type="string">
            <text:p>What brought the orgy to a grinding halt?</text:p>
          </table:table-cell>
          <table:table-cell/>
        </table:table-row>
        <table:table-row table:style-name="ro2">
          <table:table-cell office:value-type="string">
            <text:p>Prompt</text:p>
          </table:table-cell>
          <table:table-cell office:value-type="string">
            <text:p>What did I bring back from Amsterdam?</text:p>
          </table:table-cell>
          <table:table-cell/>
        </table:table-row>
        <table:table-row table:style-name="ro1">
          <table:table-cell office:value-type="string">
            <text:p>Prompt</text:p>
          </table:table-cell>
          <table:table-cell office:value-type="string">
            <text:p>What did I bring back from Bali?</text:p>
          </table:table-cell>
          <table:table-cell/>
        </table:table-row>
        <table:table-row table:style-name="ro1">
          <table:table-cell office:value-type="string">
            <text:p>Prompt</text:p>
          </table:table-cell>
          <table:table-cell office:value-type="string">
            <text:p>What did I bring back from Mexico?</text:p>
          </table:table-cell>
          <table:table-cell/>
        </table:table-row>
        <table:table-row table:style-name="ro2">
          <table:table-cell office:value-type="string">
            <text:p>Prompt</text:p>
          </table:table-cell>
          <table:table-cell office:value-type="string">
            <text:p>What did the US airdrop to the children of Afghanistan?</text:p>
          </table:table-cell>
          <table:table-cell/>
        </table:table-row>
        <table:table-row table:style-name="ro1">
          <table:table-cell office:value-type="string">
            <text:p>Prompt</text:p>
          </table:table-cell>
          <table:table-cell office:value-type="string">
            <text:p>What did Vin Diesel eat for dinner?</text:p>
          </table:table-cell>
          <table:table-cell/>
        </table:table-row>
        <table:table-row table:style-name="ro1">
          <table:table-cell office:value-type="string">
            <text:p>Prompt</text:p>
          </table:table-cell>
          <table:table-cell office:value-type="string">
            <text:p>What do old people smell like?</text:p>
          </table:table-cell>
          <table:table-cell/>
        </table:table-row>
        <table:table-row table:style-name="ro1">
          <table:table-cell office:value-type="string">
            <text:p>Prompt</text:p>
          </table:table-cell>
          <table:table-cell office:value-type="string">
            <text:p>What does Dick Cheney prefer?</text:p>
          </table:table-cell>
          <table:table-cell/>
        </table:table-row>
        <table:table-row table:style-name="ro2">
          <table:table-cell office:value-type="string">
            <text:p>Prompt</text:p>
          </table:table-cell>
          <table:table-cell office:value-type="string">
            <text:p>What don't you want to find in your Chinese food?</text:p>
          </table:table-cell>
          <table:table-cell/>
        </table:table-row>
        <table:table-row table:style-name="ro2">
          <table:table-cell office:value-type="string">
            <text:p>Prompt</text:p>
          </table:table-cell>
          <table:table-cell office:value-type="string">
            <text:p>What don't you want to find in your doner kebab?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What don't you want to find in your Kung Pao chicken?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What don't you want to find in your Mongolian beef?</text:p>
          </table:table-cell>
          <table:table-cell/>
        </table:table-row>
        <table:table-row table:style-name="ro1">
          <table:table-cell office:value-type="string">
            <text:p>Prompt</text:p>
          </table:table-cell>
          <table:table-cell office:value-type="string">
            <text:p>What ended my last relationship?</text:p>
          </table:table-cell>
          <table:table-cell/>
        </table:table-row>
        <table:table-row table:style-name="ro1">
          <table:table-cell office:value-type="string">
            <text:p>Prompt</text:p>
          </table:table-cell>
          <table:table-cell office:value-type="string">
            <text:p>What gets better with age?</text:p>
          </table:table-cell>
          <table:table-cell/>
        </table:table-row>
        <table:table-row table:style-name="ro2">
          <table:table-cell office:value-type="string">
            <text:p>Prompt</text:p>
          </table:table-cell>
          <table:table-cell office:value-type="string">
            <text:p>What gives me uncontrollable gas?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What has been making life difficult at the nudist colony?</text:p>
          </table:table-cell>
          <table:table-cell/>
        </table:table-row>
        <table:table-row table:style-name="ro1">
          <table:table-cell office:value-type="string">
            <text:p>Prompt</text:p>
          </table:table-cell>
          <table:table-cell office:value-type="string">
            <text:p>What helps Barack Obama unwind?</text:p>
          </table:table-cell>
          <table:table-cell/>
        </table:table-row>
        <table:table-row table:style-name="ro1">
          <table:table-cell office:value-type="string">
            <text:p>Prompt</text:p>
          </table:table-cell>
          <table:table-cell office:value-type="string">
            <text:p>What helps Obama unwind?</text:p>
          </table:table-cell>
          <table:table-cell/>
        </table:table-row>
        <table:table-row table:style-name="ro2">
          <table:table-cell office:value-type="string">
            <text:p>Prompt</text:p>
          </table:table-cell>
          <table:table-cell office:value-type="string">
            <text:p>What is Batman's guilty pleasure?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What is George W. Bush thinking about right now?</text:p>
          </table:table-cell>
          <table:table-cell/>
        </table:table-row>
        <table:table-row table:style-name="ro2">
          <table:table-cell office:value-type="string">
            <text:p>Prompt</text:p>
          </table:table-cell>
          <table:table-cell office:value-type="string">
            <text:p>What is Kamala Harris's guilty pleasure?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What kept Margaret Thatcher busy in her waning years?</text:p>
          </table:table-cell>
          <table:table-cell/>
        </table:table-row>
        <table:table-row table:style-name="ro1">
          <table:table-cell office:value-type="string">
            <text:p>Prompt</text:p>
          </table:table-cell>
          <table:table-cell office:value-type="string">
            <text:p>What left this stain on my couch?</text:p>
          </table:table-cell>
          <table:table-cell/>
        </table:table-row>
        <table:table-row table:style-name="ro1">
          <table:table-cell office:value-type="string">
            <text:p>Prompt</text:p>
          </table:table-cell>
          <table:table-cell office:value-type="string">
            <text:p>What made my first kiss so awkward?</text:p>
          </table:table-cell>
          <table:table-cell/>
        </table:table-row>
        <table:table-row table:style-name="ro1">
          <table:table-cell office:value-type="string">
            <text:p>Prompt</text:p>
          </table:table-cell>
          <table:table-cell office:value-type="string">
            <text:p>What makes life worth living?</text:p>
          </table:table-cell>
          <table:table-cell/>
        </table:table-row>
        <table:table-row table:style-name="ro1">
          <table:table-cell office:value-type="string">
            <text:p>Prompt</text:p>
          </table:table-cell>
          <table:table-cell office:value-type="string">
            <text:p>What makes me a true blue Aussie?</text:p>
          </table:table-cell>
          <table:table-cell/>
        </table:table-row>
        <table:table-row table:style-name="ro1">
          <table:table-cell office:value-type="string">
            <text:p>Prompt</text:p>
          </table:table-cell>
          <table:table-cell office:value-type="string">
            <text:p>What never fails to liven up the party?</text:p>
          </table:table-cell>
          <table:table-cell/>
        </table:table-row>
        <table:table-row table:style-name="ro1">
          <table:table-cell office:value-type="string">
            <text:p>Prompt</text:p>
          </table:table-cell>
          <table:table-cell office:value-type="string">
            <text:p>What will always get you laid?</text:p>
          </table:table-cell>
          <table:table-cell/>
        </table:table-row>
        <table:table-row table:style-name="ro7">
          <table:table-cell office:value-type="string">
            <text:p>Prompt</text:p>
          </table:table-cell>
          <table:table-cell office:value-type="string">
            <text:p>What will I bring back in time to convince people that I am a powerful wizard?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What would grandma find disturbing, yet oddly charming?</text:p>
          </table:table-cell>
          <table:table-cell/>
        </table:table-row>
        <table:table-row table:style-name="ro5">
          <table:table-cell office:value-type="string">
            <text:p>Prompt</text:p>
          </table:table-cell>
          <table:table-cell office:value-type="string">
            <text:p>What's a girl's best friend?</text:p>
          </table:table-cell>
          <table:table-cell/>
        </table:table-row>
        <table:table-row table:style-name="ro5">
          <table:table-cell office:value-type="string">
            <text:p>Prompt</text:p>
          </table:table-cell>
          <table:table-cell office:value-type="string">
            <text:p>What's my anti-drug?</text:p>
          </table:table-cell>
          <table:table-cell/>
        </table:table-row>
        <table:table-row table:style-name="ro5">
          <table:table-cell office:value-type="string">
            <text:p>Prompt</text:p>
          </table:table-cell>
          <table:table-cell office:value-type="string">
            <text:p>What's my secret power?</text:p>
          </table:table-cell>
          <table:table-cell/>
        </table:table-row>
        <table:table-row table:style-name="ro3">
          <table:table-cell office:value-type="string">
            <text:p>Prompt</text:p>
          </table:table-cell>
          <table:table-cell office:value-type="string">
            <text:p>What's Teach for America using to inspire inner city students to succeed?</text:p>
          </table:table-cell>
          <table:table-cell/>
        </table:table-row>
        <table:table-row table:style-name="ro5">
          <table:table-cell office:value-type="string">
            <text:p>Prompt</text:p>
          </table:table-cell>
          <table:table-cell office:value-type="string">
            <text:p>What's that smell?</text:p>
          </table:table-cell>
          <table:table-cell/>
        </table:table-row>
        <table:table-row table:style-name="ro5">
          <table:table-cell office:value-type="string">
            <text:p>Prompt</text:p>
          </table:table-cell>
          <table:table-cell office:value-type="string">
            <text:p>What's that sound?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What's the best metaphor for our political system?</text:p>
          </table:table-cell>
          <table:table-cell/>
        </table:table-row>
        <table:table-row table:style-name="ro7">
          <table:table-cell office:value-type="string">
            <text:p>Prompt</text:p>
          </table:table-cell>
          <table:table-cell office:value-type="string">
            <text:p>What's the Canadian government using to inspire rural students to succeed?</text:p>
          </table:table-cell>
          <table:table-cell/>
        </table:table-row>
        <table:table-row table:style-name="ro5">
          <table:table-cell office:value-type="string">
            <text:p>Prompt</text:p>
          </table:table-cell>
          <table:table-cell office:value-type="string">
            <text:p>What's the crustiest?</text:p>
          </table:table-cell>
          <table:table-cell/>
        </table:table-row>
        <table:table-row table:style-name="ro5">
          <table:table-cell office:value-type="string">
            <text:p>Prompt</text:p>
          </table:table-cell>
          <table:table-cell office:value-type="string">
            <text:p>What's the most emo?</text:p>
          </table:table-cell>
          <table:table-cell/>
        </table:table-row>
        <table:table-row table:style-name="ro5">
          <table:table-cell office:value-type="string">
            <text:p>Prompt</text:p>
          </table:table-cell>
          <table:table-cell office:value-type="string">
            <text:p>What's the new fad diet?</text:p>
          </table:table-cell>
          <table:table-cell/>
        </table:table-row>
        <table:table-row table:style-name="ro1">
          <table:table-cell office:value-type="string">
            <text:p>Prompt</text:p>
          </table:table-cell>
          <table:table-cell office:value-type="string">
            <text:p>What's the next Happy Meal® toy?</text:p>
          </table:table-cell>
          <table:table-cell/>
        </table:table-row>
        <table:table-row table:style-name="ro2">
          <table:table-cell office:value-type="string">
            <text:p>Prompt</text:p>
          </table:table-cell>
          <table:table-cell office:value-type="string">
            <text:p>What's the next superhero/sidekick duo?</text:p>
          </table:table-cell>
          <table:table-cell table:style-name="ce1" office:value-type="string">
            <text:p>PICK 2</text:p>
          </table:table-cell>
        </table:table-row>
        <table:table-row table:style-name="ro1">
          <table:table-cell office:value-type="string">
            <text:p>Prompt</text:p>
          </table:table-cell>
          <table:table-cell office:value-type="string">
            <text:p>What's there a ton of in heaven?</text:p>
          </table:table-cell>
          <table:table-cell/>
        </table:table-row>
        <table:table-row table:style-name="ro1">
          <table:table-cell office:value-type="string">
            <text:p>Prompt</text:p>
          </table:table-cell>
          <table:table-cell office:value-type="string">
            <text:p>What's there a tonne of in heaven?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When all else fails, I can always masturbate to ______.</text:p>
          </table:table-cell>
          <table:table-cell/>
        </table:table-row>
        <table:table-row table:style-name="ro7">
          <table:table-cell office:value-type="string">
            <text:p>Prompt</text:p>
          </table:table-cell>
          <table:table-cell office:value-type="string">
            <text:p>When I am a billionare, I shall erect a 20-meter statue to commemorate ______.</text:p>
          </table:table-cell>
          <table:table-cell/>
        </table:table-row>
        <table:table-row table:style-name="ro7">
          <table:table-cell office:value-type="string">
            <text:p>Prompt</text:p>
          </table:table-cell>
          <table:table-cell office:value-type="string">
            <text:p>When I am a billionare, I shall erect a 20-metre statue to commemorate ______.</text:p>
          </table:table-cell>
          <table:table-cell/>
        </table:table-row>
        <table:table-row table:style-name="ro7">
          <table:table-cell office:value-type="string">
            <text:p>Prompt</text:p>
          </table:table-cell>
          <table:table-cell office:value-type="string">
            <text:p>When I am a billionare, I shall erect a 50-foot statue to commemorate ______.</text:p>
          </table:table-cell>
          <table:table-cell/>
        </table:table-row>
        <table:table-row table:style-name="ro7">
          <table:table-cell office:value-type="string">
            <text:p>Prompt</text:p>
          </table:table-cell>
          <table:table-cell office:value-type="string">
            <text:p>When I am President of the United States, I will create the Department of ______.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When I am President, I will create the Department of ______.</text:p>
          </table:table-cell>
          <table:table-cell/>
        </table:table-row>
        <table:table-row table:style-name="ro3">
          <table:table-cell office:value-type="string">
            <text:p>Prompt</text:p>
          </table:table-cell>
          <table:table-cell office:value-type="string">
            <text:p>When I am Prime Minister of Canada, I will create the Department of ______.</text:p>
          </table:table-cell>
          <table:table-cell/>
        </table:table-row>
        <table:table-row table:style-name="ro3">
          <table:table-cell office:value-type="string">
            <text:p>Prompt</text:p>
          </table:table-cell>
          <table:table-cell office:value-type="string">
            <text:p>When I am Prime Minister of Canada, I will create the Ministry of ______.</text:p>
          </table:table-cell>
          <table:table-cell/>
        </table:table-row>
        <table:table-row table:style-name="ro7">
          <table:table-cell office:value-type="string">
            <text:p>Prompt</text:p>
          </table:table-cell>
          <table:table-cell office:value-type="string">
            <text:p>When I am Prime Minister of the United Kingdom, I will create the Ministry of ______.</text:p>
          </table:table-cell>
          <table:table-cell/>
        </table:table-row>
        <table:table-row table:style-name="ro3">
          <table:table-cell office:value-type="string">
            <text:p>Prompt</text:p>
          </table:table-cell>
          <table:table-cell office:value-type="string">
            <text:p>When I am Prime Minister, I will create the Department of ______.</text:p>
          </table:table-cell>
          <table:table-cell/>
        </table:table-row>
        <table:table-row table:style-name="ro3">
          <table:table-cell office:value-type="string">
            <text:p>Prompt</text:p>
          </table:table-cell>
          <table:table-cell office:value-type="string">
            <text:p>When I am Prime Minister, I will create the Ministry of ______.</text:p>
          </table:table-cell>
          <table:table-cell/>
        </table:table-row>
        <table:table-row table:style-name="ro2">
          <table:table-cell office:value-type="string">
            <text:p>Prompt</text:p>
          </table:table-cell>
          <table:table-cell office:value-type="string">
            <text:p>When I pooped, what came out of my butt?</text:p>
          </table:table-cell>
          <table:table-cell/>
        </table:table-row>
        <table:table-row table:style-name="ro4">
          <table:table-cell office:value-type="string">
            <text:p>Prompt</text:p>
          </table:table-cell>
          <table:table-cell office:value-type="string">
            <text:p>When I was tripping on acid, ______ turned into ______.</text:p>
          </table:table-cell>
          <table:table-cell table:style-name="ce1" office:value-type="string">
            <text:p>PICK 2</text:p>
          </table:table-cell>
        </table:table-row>
        <table:table-row table:style-name="ro2">
          <table:table-cell office:value-type="string">
            <text:p>Prompt</text:p>
          </table:table-cell>
          <table:table-cell office:value-type="string">
            <text:p>When I'm in prison, I'll have ______ smuggled in.</text:p>
          </table:table-cell>
          <table:table-cell/>
        </table:table-row>
        <table:table-row table:style-name="ro9">
          <table:table-cell office:value-type="string">
            <text:p>Prompt</text:p>
          </table:table-cell>
          <table:table-cell office:value-type="string">
            <text:p>When Pharaoh remained unmoved, Moses called down a Plague of ______.</text:p>
          </table:table-cell>
          <table:table-cell/>
        </table:table-row>
        <table:table-row table:style-name="ro2">
          <table:table-cell office:value-type="string">
            <text:p>Prompt</text:p>
          </table:table-cell>
          <table:table-cell office:value-type="string">
            <text:p>When you get right down to it, ______ is just ______.</text:p>
          </table:table-cell>
          <table:table-cell table:style-name="ce1" office:value-type="string">
            <text:p>PICK 2</text:p>
          </table:table-cell>
        </table:table-row>
        <table:table-row table:style-name="ro8">
          <table:table-cell office:value-type="string">
            <text:p>Prompt</text:p>
          </table:table-cell>
          <table:table-cell office:value-type="string">
            <text:p>While the United States raced the Soviet Union to the moon, the Mexican government funneled millions of pesos into research on ______.</text:p>
          </table:table-cell>
          <table:table-cell/>
        </table:table-row>
        <table:table-row table:style-name="ro5">
          <table:table-cell office:value-type="string">
            <text:p>Prompt</text:p>
          </table:table-cell>
          <table:table-cell office:value-type="string">
            <text:p>White people like ______.</text:p>
          </table:table-cell>
          <table:table-cell/>
        </table:table-row>
        <table:table-row table:style-name="ro1">
          <table:table-cell office:value-type="string">
            <text:p>Prompt</text:p>
          </table:table-cell>
          <table:table-cell office:value-type="string">
            <text:p>Who stole the cookies from the cookie jar?</text:p>
          </table:table-cell>
          <table:table-cell/>
        </table:table-row>
        <table:table-row table:style-name="ro5">
          <table:table-cell office:value-type="string">
            <text:p>Prompt</text:p>
          </table:table-cell>
          <table:table-cell office:value-type="string">
            <text:p>Why am I sticky?</text:p>
          </table:table-cell>
          <table:table-cell/>
        </table:table-row>
        <table:table-row table:style-name="ro1">
          <table:table-cell office:value-type="string">
            <text:p>Prompt</text:p>
          </table:table-cell>
          <table:table-cell office:value-type="string">
            <text:p>Why can't I sleep at night?</text:p>
          </table:table-cell>
          <table:table-cell/>
        </table:table-row>
        <table:table-row table:style-name="ro5">
          <table:table-cell office:value-type="string">
            <text:p>Prompt</text:p>
          </table:table-cell>
          <table:table-cell office:value-type="string">
            <text:p>Why do I hurt all over?</text:p>
          </table:table-cell>
          <table:table-cell/>
        </table:table-row>
        <table:table-row table:style-name="ro5">
          <table:table-cell office:value-type="string">
            <text:p>Prompt</text:p>
          </table:table-cell>
          <table:table-cell office:value-type="string">
            <text:p>Why is Brett so sweaty?</text:p>
          </table:table-cell>
          <table:table-cell/>
        </table:table-row>
        <table:table-row table:style-name="ro3">
          <table:table-cell office:value-type="string">
            <text:p>Prompt</text:p>
          </table:table-cell>
          <table:table-cell office:value-type="string">
            <text:p>With enough time and pressure, ______ will turn into ______.</text:p>
          </table:table-cell>
          <table:table-cell table:style-name="ce1" office:value-type="string">
            <text:p>PICK 2</text:p>
          </table:table-cell>
        </table:table-row>
        <table:table-row table:style-name="ro4">
          <table:table-cell office:value-type="string">
            <text:p>Prompt</text:p>
          </table:table-cell>
          <table:table-cell office:value-type="string">
            <text:p>Your dreams are one click away! Learn more at ______.com</text:p>
          </table:table-cell>
          <table:table-cell/>
        </table:table-row>
        <table:table-row table:style-name="ro9">
          <table:table-cell office:value-type="string">
            <text:p>Prompt</text:p>
          </table:table-cell>
          <table:table-cell office:value-type="string">
            <text:p>Your persistence is admirable, my dear Prince. But you cannot win my heart with ______ alone.</text:p>
          </table:table-cell>
          <table:table-cell/>
        </table:table-row>
        <table:table-row table:style-name="ro12">
          <table:table-cell table:style-name="ce2" table:number-columns-repeated="2"/>
          <table:table-cell/>
        </table:table-row>
        <table:table-row table:style-name="ro12">
          <table:table-cell table:style-name="ce2"/>
          <table:table-cell office:value-type="string">
            <text:p>TOTALS</text:p>
          </table:table-cell>
          <table:table-cell/>
        </table:table-row>
        <table:table-row table:style-name="ro12" table:number-rows-repeated="2">
          <table:table-cell table:style-name="ce2" table:number-columns-repeated="2"/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"Tweeting."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(I am doing Kegels right now.)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10,000 Syrian refugee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100% Pure New Zealand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2 Girls 1 Cup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400 years of colonial atrocitie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50 mg of Zoloft daily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50,000 volts straight to the nipple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72 virgins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8 oz. of sweet Mexican black-tar heroin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bag of magic bean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balanced breakfast.</text:p>
          </table:table-cell>
          <table:table-cell/>
        </table:table-row>
        <table:table-row table:style-name="ro4">
          <table:table-cell office:value-type="string">
            <text:p>Response</text:p>
          </table:table-cell>
          <table:table-cell office:value-type="string">
            <text:p>A ball of earwax, semen, and toenail clipping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big black dick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 big hoopla about nothing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 bird that shits human turd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bit of slap and tickl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A bitch slap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 bleached arsehol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bleached asshol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A Bop It™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A bowl of mayonnaise and human teeth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A brain tumor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brain tumour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bucket of fish head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can of whoop-as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 caress of the inner thigh.</text:p>
          </table:table-cell>
          <table:table-cell/>
        </table:table-row>
        <table:table-row table:style-name="ro7">
          <table:table-cell office:value-type="string">
            <text:p>Response</text:p>
          </table:table-cell>
          <table:table-cell office:value-type="string">
            <text:p>A cartoon camel enjoying the smooth, refreshing taste of a cigarette.</text:p>
          </table:table-cell>
          <table:table-cell/>
        </table:table-row>
        <table:table-row table:style-name="ro7">
          <table:table-cell office:value-type="string">
            <text:p>Response</text:p>
          </table:table-cell>
          <table:table-cell office:value-type="string">
            <text:p>A cat video so cute that your eyes roll back and your spine slides out of your anu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certain je ne sais quoi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Chelsea smile. </text:p>
          </table:table-cell>
          <table:table-cell/>
        </table:table-row>
        <table:table-row table:style-name="ro9">
          <table:table-cell office:value-type="string">
            <text:p>Response</text:p>
          </table:table-cell>
          <table:table-cell office:value-type="string">
            <text:p>A Chinese tourist who wants something very badly but cannot communicate it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 cis man playing a trans woman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clandestine butt scratch.</text:p>
          </table:table-cell>
          <table:table-cell/>
        </table:table-row>
        <table:table-row table:style-name="ro3">
          <table:table-cell office:value-type="string">
            <text:p>Response</text:p>
          </table:table-cell>
          <table:table-cell office:value-type="string">
            <text:p>A comprehensive understanding of the Irish backstop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cooler full of organ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cop who is also a dog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A crucifixion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A cute, fuzzy koala, but it has chlamydia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A death ray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A decent fucking Internet connection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A deep-rooted fear of the working clas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defective condom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A despondent Maple Leafs fan sitting all alon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didgeridildo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A disappointing birthday party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drive-by shooting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A fair go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 falcon with a cap on its head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A fanny fart.</text:p>
          </table:table-cell>
          <table:table-cell/>
        </table:table-row>
        <table:table-row table:style-name="ro7">
          <table:table-cell office:value-type="string">
            <text:p>Response</text:p>
          </table:table-cell>
          <table:table-cell office:value-type="string">
            <text:p>A fart so powerful that it wakes the giants from their thousand-year slumber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 fat bald man from the internet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A fetu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five-litre goon bag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A Fleshlight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Fleshlight®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A foetu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A foul mouth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fuck-ton of almond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fuck-tonne of almond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gambling problem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gassy antelop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general lack of purpose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 gentle caress of the inner thigh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 ginger's freckled ballsack.</text:p>
          </table:table-cell>
          <table:table-cell/>
        </table:table-row>
        <table:table-row table:style-name="ro4">
          <table:table-cell office:value-type="string">
            <text:p>Response</text:p>
          </table:table-cell>
          <table:table-cell office:value-type="string">
            <text:p>A Ginsters pasty and three cans of Monsters Energy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A good sniff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good, strong gorilla.</text:p>
          </table:table-cell>
          <table:table-cell/>
        </table:table-row>
        <table:table-row table:style-name="ro7">
          <table:table-cell office:value-type="string">
            <text:p>Response</text:p>
          </table:table-cell>
          <table:table-cell office:value-type="string">
            <text:p>A gossamer stream of jizz that catches the light as it arcs through the morning air.</text:p>
          </table:table-cell>
          <table:table-cell/>
        </table:table-row>
        <table:table-row table:style-name="ro4">
          <table:table-cell office:value-type="string">
            <text:p>Response</text:p>
          </table:table-cell>
          <table:table-cell office:value-type="string">
            <text:p>A grande sugar-free iced soy caramel macchiato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Gypsy curse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 hairless little shitstain named Callou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Halal Snack Pack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hen night in Slough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 homoerotic volleyball montag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horde of Viking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A hot mes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 Japanese toaster you can fuck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 Japanese whaling operation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A LAN party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lifetime of sadnes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 literal tornado of fire.</text:p>
          </table:table-cell>
          <table:table-cell/>
        </table:table-row>
        <table:table-row table:style-name="ro4">
          <table:table-cell office:value-type="string">
            <text:p>Response</text:p>
          </table:table-cell>
          <table:table-cell office:value-type="string">
            <text:p>A little boy who won't shut the fuck up about dinosaur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live studio audienc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A look-se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loser like you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 low standard of living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A mad cow.</text:p>
          </table:table-cell>
          <table:table-cell/>
        </table:table-row>
        <table:table-row table:style-name="ro4">
          <table:table-cell office:value-type="string">
            <text:p>Response</text:p>
          </table:table-cell>
          <table:table-cell office:value-type="string">
            <text:p>A madman who lives in a police box and kidnaps women.</text:p>
          </table:table-cell>
          <table:table-cell/>
        </table:table-row>
        <table:table-row table:style-name="ro3">
          <table:table-cell office:value-type="string">
            <text:p>Response</text:p>
          </table:table-cell>
          <table:table-cell office:value-type="string">
            <text:p>A man in yoga pants with a ponytail and feather earring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 man on the brink of orgasm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mating display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A meat raffle!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A Mexican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A micropenis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A micropig wearing a tiny raincoat and bootie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 middle-aged man on roller skate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 mime having a strok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A mistak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moment of silence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 monkey smoking a cigar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mopey zoo lion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 much younger woman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murder most foul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A narc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 neglected Tamagotchi™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nice cup of tea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 non-disclosure agreement.</text:p>
          </table:table-cell>
          <table:table-cell/>
        </table:table-row>
        <table:table-row table:style-name="ro3">
          <table:table-cell office:value-type="string">
            <text:p>Response</text:p>
          </table:table-cell>
          <table:table-cell office:value-type="string">
            <text:p>A pangender octopus who roams the cosmos in search of lov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piñata full of scorpion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A posh wank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positive attitude!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PowerPoint presentation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 pyramid of severed head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really cool hat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robust mongoloid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 sad fat dragon with no friend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sad handjob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 salad for men that's made of metal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salty surpris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sassy black woman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sausage festival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saxophone solo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sea of trouble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A shark!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sick burnout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sick wombat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sickly child-king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 six-point plan to stop the boat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 slab of VB and a pack of durrie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 slightly salty toad in the hole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A slightly shittier parallel universe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A snapping turtle biting the tip of your penis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A sober Irishman who doesn't care for potatoe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A soggy Sao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 sorry excuse for a father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spastic nerd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 stingray barb through the chest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A stray pube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A subscription to Men's Fitnes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 Super Soaker™ full of cat pee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 supportive touch on the lower back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 surprising amount of hair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sweet spaceship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 thermonuclear detonation.</text:p>
          </table:table-cell>
          <table:table-cell/>
        </table:table-row>
        <table:table-row table:style-name="ro4">
          <table:table-cell office:value-type="string">
            <text:p>Response</text:p>
          </table:table-cell>
          <table:table-cell office:value-type="string">
            <text:p>A thousand Scottish warriors lifting their kilts in unison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A three-way with my wife and Shaquille O'Neal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 Tim Hortons franchis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time travel paradox.</text:p>
          </table:table-cell>
          <table:table-cell/>
        </table:table-row>
        <table:table-row table:style-name="ro3">
          <table:table-cell office:value-type="string">
            <text:p>Response</text:p>
          </table:table-cell>
          <table:table-cell office:value-type="string">
            <text:p>A time-traveling Chinese general from the Shang Dynasty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A tiny horse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 tiny, gay guitar called a ukulele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 tribe of warrior women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A vagina that leads to another dimension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vajazzled vagina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A vastly superior healthcare system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vindaloo poo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A web of lie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wheelchair death rac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white ethnostat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 white van man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whole thing of butter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 windmill full of corpse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 wisecracking terrorist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 zesty breakfast burrito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Aaron Burr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Abstinence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cademy Award winner Meryl Streep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ccepting the way things are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Accidentally slipping yourself a roofi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ctive listening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ctually getting shot, for real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ctually taking candy from a baby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Adderall™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dult Friendfinder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dvice from a wise, old black man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frican children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Agricultur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AID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insley Harriott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lcohol poisoning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Alcoholism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lexandria Ocasio-Cortez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All four prongs of an echidna's peni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ll my friends dying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ll my gentleman suitor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ll of this blood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ll the dudes I've fucked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ll-you-can-eat shrimp for $4.99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ll-you-can-eat shrimp for $8.99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Altar boy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America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merican Gladiator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mericanization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Amputee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An abortion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n AK-47 assault rifl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An AK-47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n all-white jury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n AR-15 assault rifle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n argument with Richard Dawkin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n army of skeleton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n ass disaster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n asymmetric boob job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n endless stream of diarrhea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n endless stream of diarrhoea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n entrenched class system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An erection that lasts longer than four hour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n Evening with Michael Bubl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n evil man in evil clothes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An honest cop with nothing left to los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n icepick lobotomy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An icy handjob from an Edmonton hooker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n M. Night Shyamalan plot twist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n M16 assault rifle.</text:p>
          </table:table-cell>
          <table:table-cell/>
        </table:table-row>
        <table:table-row table:style-name="ro4">
          <table:table-cell office:value-type="string">
            <text:p>Response</text:p>
          </table:table-cell>
          <table:table-cell office:value-type="string">
            <text:p>An octopus giving seven handjobs and smoking a cigarett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n Oedipus complex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n old guy who's almost dead.</text:p>
          </table:table-cell>
          <table:table-cell/>
        </table:table-row>
        <table:table-row table:style-name="ro4">
          <table:table-cell office:value-type="string">
            <text:p>Response</text:p>
          </table:table-cell>
          <table:table-cell office:value-type="string">
            <text:p>An older woman who knows her way around the peni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n oversized lollipop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An ugly face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An unstoppable wave of fire ant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n unwanted pregnancy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An uppercut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Anal bead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nnouncing that I am about to cum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Another goddamn vampire movi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nother shot of morphine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Anything that comes out of Prince Philip's mouth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Apologizing.</text:p>
          </table:table-cell>
          <table:table-cell/>
        </table:table-row>
        <table:table-row table:style-name="ro7">
          <table:table-cell office:value-type="string">
            <text:p>Response</text:p>
          </table:table-cell>
          <table:table-cell office:value-type="string">
            <text:p>Applying topical ointment to my grandfather's infected peni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rnold Schwarzenegger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sians who aren't good at math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ssaulting a police officer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ssless chap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Attitude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Aunt Jemima's® racist pancake sauc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Auschwitz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Australia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Authentic Mexican cuisin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utocannibalism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AXE Body Spray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Backing over a kid with the Buick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Badger culling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Ball-by-ball commentary from Richie Benaud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Ball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Bananas in Pajama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Banana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Barack Obama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Barely making $25,000 a year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Barely making £15,000 a year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Basic human decency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BATMAN!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BATMAN!!!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Battlefield amputation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Becoming a blueberry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Bees?</text:p>
          </table:table-cell>
          <table:table-cell/>
        </table:table-row>
        <table:table-row table:style-name="ro4">
          <table:table-cell office:value-type="string">
            <text:p>Response</text:p>
          </table:table-cell>
          <table:table-cell office:value-type="string">
            <text:p>Being a busy adult with many important things to do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Being a dick to children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Being a dinosaur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Being a hideous beast that no one could love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Being a motherfucking sorcerer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Being a witch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Being a woman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Being able to talk to elephant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Being awesome at sex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Being black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Being Canadian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Being fabulou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Being fat and stupid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Being fucking pathetic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Being fucking stupid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Being hunted like a fox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Being marginalised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Being marginalized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Being on fir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Being rich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Being whit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Benedict Cumberbatch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Bestiality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Bill Nye the Science Guy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Bingeing and purging.</text:p>
          </table:table-cell>
          <table:table-cell/>
        </table:table-row>
        <table:table-row table:style-name="ro4">
          <table:table-cell office:value-type="string">
            <text:p>Response</text:p>
          </table:table-cell>
          <table:table-cell office:value-type="string">
            <text:p>Bio-engineered assault turtles with acid breath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Birth control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Bisexuality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Bitche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Black Jesu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Black peopl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Bling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Blood fart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Blood, sweat, and tear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Blood, toil, tears, and sweat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Blowing my boyfriend so hard he shit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Blowing up Parliament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Boat people; half boat, half human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Bogie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Bond, James Bond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Boneless buffalo wing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Bono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Booby-trapping the house to foil burglar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Booger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Boomer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Boppin' my flopper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Boris Johnson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Bosnian chicken farmer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Braiding three penises into a Curly Wurly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Braiding three penises into a licorice twist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Braiding three penises into a Twizzler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Breaking out into song and danc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Brexit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Britney Spears at 55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Brown peopl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Brutal austerity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Bryan Cranston, of all peopl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Bubble butt bottom boy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Buckfast Tonic Win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Bullshit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Burgers and pussy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Burning down the White House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Buying the right pants to be cool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Calling the cops on a innocent Black man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Canada: America's Hat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Canadian Netflix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Canned tuna with extra dolphin.</text:p>
          </table:table-cell>
          <table:table-cell/>
        </table:table-row>
        <table:table-row table:style-name="ro3">
          <table:table-cell office:value-type="string">
            <text:p>Response</text:p>
          </table:table-cell>
          <table:table-cell office:value-type="string">
            <text:p>Capturing Newt Gingrich and forcing him to dance in a monkey suit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Cardi B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Cards Against Humanity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Cashed-up bogan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Casually suggesting a threesom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Catapult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Centaur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Chainsaws for hand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Charisma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Cheating in the Paralympic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Cheating in the Special Olympic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Cheeky bum sex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Chemical weapon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Child abus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Child beauty pageant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Children on leashe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Chivalry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Christopher Walken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Chundering into a kangaroo's pouch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Chunks of dead backpacker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Chunks of dead hitchhiker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Chunks of dead prostitut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Chutzpah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Civilian casualtie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Classist undertone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Clean drinking water.</text:p>
          </table:table-cell>
          <table:table-cell/>
        </table:table-row>
        <table:table-row table:style-name="ro7">
          <table:table-cell office:value-type="string">
            <text:p>Response</text:p>
          </table:table-cell>
          <table:table-cell office:value-type="string">
            <text:p>Climbing a telephone pole and becoming one with the T-Mobile network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Clive Palmer's soft, shitty body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Clubbing baby seal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Coat hanger abortion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Cocaine for lunch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Cock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Cockfight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Colleg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Committing suicid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Committing treason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Complaining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Completely unwarranted confidenc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Concealing a boner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Concealing an erection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Consensual sex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Consultant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Contagious face cancer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Converting to Islam.</text:p>
          </table:table-cell>
          <table:table-cell/>
        </table:table-row>
        <table:table-row table:style-name="ro4">
          <table:table-cell office:value-type="string">
            <text:p>Response</text:p>
          </table:table-cell>
          <table:table-cell office:value-type="string">
            <text:p>Cookie Monster devouring the Eucharist wafer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Copping a feel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Corporate America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Cottaging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Count Chocula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Court-ordered rehab.</text:p>
          </table:table-cell>
          <table:table-cell/>
        </table:table-row>
        <table:table-row table:style-name="ro7">
          <table:table-cell office:value-type="string">
            <text:p>Response</text:p>
          </table:table-cell>
          <table:table-cell office:value-type="string">
            <text:p>Covering myself with Parmesan cheese and chili flakes because I am pizza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COVID-19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Crab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Crazy hot cousin sex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Creed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Cring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Crippling debt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Critical Race Theory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Crucifixion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Crumbs all over the bloody carpet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Crumbs all over the god damn carpet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Crumpets with the Queen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Crystal meth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Cuddling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Cumming deep inside my best bro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Cunnilingus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Customer service representative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Cyanide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Cybernetic enhancement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Da clurb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Dad's funny ball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Daddies Brown Sauce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Daddies® Brown Sauc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Daddy issue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Daddy's belt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Daniel Radcliffe's delicious arsehole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Daniel Radcliffe's delicious asshol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Danny DeVito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Danny Dyer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Dark and mysterious forces beyond our control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Darth Vader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Date rape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Dave Matthews Band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David Bowie flying in on a tiger made of lightning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David Cameron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Dead babie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Dead birds everywher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Dead parent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Deflowering the princes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Dental dam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Denying climate chang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Destroying the evidenc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Dick Cheney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Dick finger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Dick pics.</text:p>
          </table:table-cell>
          <table:table-cell/>
        </table:table-row>
        <table:table-row table:style-name="ro4">
          <table:table-cell office:value-type="string">
            <text:p>Response</text:p>
          </table:table-cell>
          <table:table-cell office:value-type="string">
            <text:p>Dining with cardboard cutouts of the cast of Friend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Dirty nappie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Disco fever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Discovering he's a Tory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Diversity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Dogging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Doin' it in the butt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Doin' it up the bum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Doing a shit in Pudsey Bear's eyehol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Doing crime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Doing drugs with my kid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Doing it in the butt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Doing the right thing.</text:p>
          </table:table-cell>
          <table:table-cell/>
        </table:table-row>
        <table:table-row table:style-name="ro4">
          <table:table-cell office:value-type="string">
            <text:p>Response</text:p>
          </table:table-cell>
          <table:table-cell office:value-type="string">
            <text:p>Doing white people shit with a bunch of white people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Domino's™ Oreo™ Dessert Pizza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Don Cherry's wardrob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Donald J. Trump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Donald Trump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Double penetration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Douchebags on their iPhone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Dr. Martin Luther King, Jr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Drinking alone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Drinking gasoline to see what it tastes like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Drinking out of the toilet and eating garbage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Drinking out of the toilet and eating rubbish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Dropping a baby down the dunny.</text:p>
          </table:table-cell>
          <table:table-cell/>
        </table:table-row>
        <table:table-row table:style-name="ro4">
          <table:table-cell office:value-type="string">
            <text:p>Response</text:p>
          </table:table-cell>
          <table:table-cell office:value-type="string">
            <text:p>Dropping a chandelier on your enemies and riding the rope up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Dropping a hot doodie out of my turd hole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Drowning the kids in the bathtub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Druid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Drum circle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Dry heaving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Dwarf tossing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Dwayne "The Rock" Johnson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Dying alone and in pain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Dying of dysentery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Dying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Eastern European Turbo-Folk music.</text:p>
          </table:table-cell>
          <table:table-cell/>
        </table:table-row>
        <table:table-row table:style-name="ro4">
          <table:table-cell office:value-type="string">
            <text:p>Response</text:p>
          </table:table-cell>
          <table:table-cell office:value-type="string">
            <text:p>Eating a hard boiled egg out of my husband's arsehole.</text:p>
          </table:table-cell>
          <table:table-cell/>
        </table:table-row>
        <table:table-row table:style-name="ro4">
          <table:table-cell office:value-type="string">
            <text:p>Response</text:p>
          </table:table-cell>
          <table:table-cell office:value-type="string">
            <text:p>Eating a hard boiled egg out of my husband's asshole.</text:p>
          </table:table-cell>
          <table:table-cell/>
        </table:table-row>
        <table:table-row table:style-name="ro4">
          <table:table-cell office:value-type="string">
            <text:p>Response</text:p>
          </table:table-cell>
          <table:table-cell office:value-type="string">
            <text:p>Eating all of the cookies before the AIDS bake-sal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Eating an albino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Eating the last known bison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Eating too much of a lamp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Ecstasy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Ed Ball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Edible underpant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Edible underwear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Egging an MP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Elderly Japanese men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Electricity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Embryonic stem cells.</text:p>
          </table:table-cell>
          <table:table-cell/>
        </table:table-row>
        <table:table-row table:style-name="ro4">
          <table:table-cell office:value-type="string">
            <text:p>Response</text:p>
          </table:table-cell>
          <table:table-cell office:value-type="string">
            <text:p>Emerging from the sea and rampaging through Tokyo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Emma Watson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Emotion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England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Erectile dysfunction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Establishing dominanc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Estrogen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Ethnic cleansing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Eugenic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Euphoria™ by Calvin Klein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Exactly what you'd expect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Excalibur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Exchanging pleasantrie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Executing a hostage every hour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Existentialist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Existing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Expecting a burp and vomiting on the floor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Explaining how vaginas work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Explaining the difference between sex and gender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Explosion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Extremely tight jean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Extremely tight pant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Extremely tight trouser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Facebook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Fading away into nothingnes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Faffing about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Faith healing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Fake tit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FALCON PUNCH!!!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Famin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Fancy Feast®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Farting and walking away.</text:p>
          </table:table-cell>
          <table:table-cell/>
        </table:table-row>
        <table:table-row table:style-name="ro4">
          <table:table-cell office:value-type="string">
            <text:p>Response</text:p>
          </table:table-cell>
          <table:table-cell office:value-type="string">
            <text:p>Farting into your petticoats and wafting it at Lord Gregory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Fear itself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Feeding Rosie O'Donnell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Feeding strawberries to my manslut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Fellowship in Christ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Fiery poop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Fiery poo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Figgy pudding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Filling my briefcase with business stuff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Filling my son with spaghetti.</text:p>
          </table:table-cell>
          <table:table-cell/>
        </table:table-row>
        <table:table-row table:style-name="ro4">
          <table:table-cell office:value-type="string">
            <text:p>Response</text:p>
          </table:table-cell>
          <table:table-cell office:value-type="string">
            <text:p>Filling Sean Hannity with helium and watching him float away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Finger painting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Fingering.</text:p>
          </table:table-cell>
          <table:table-cell/>
        </table:table-row>
        <table:table-row table:style-name="ro3">
          <table:table-cell office:value-type="string">
            <text:p>Response</text:p>
          </table:table-cell>
          <table:table-cell office:value-type="string">
            <text:p>Firing a rifle into the air while balls deep in a squealing hog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Fisting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Five litres of Special Brew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Five-Dollar Footlongs™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Flash flooding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Flat out not giving a shit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Flavored condom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Flesh-eating bacteria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Flightless birds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Floating down the Hudson River with other garbage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Flying robots that kill peopl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Flying sex snake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Forced sterilisation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Forced sterilization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Foreskin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Forgetting the Alamo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Former President George W. Bush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Four Loko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Fox New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Fragile masculinity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Free sample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Friction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Friendly fire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Friends who eat all the snack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Friends who eat all your snack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Friends with benefit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Frolicking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Front butt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Fucking all my dad's friend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Fucking my sister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Fucking the weatherman on live television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Full frontal nudity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Funky fresh rhyme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Gandalf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Gandhi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Garth Brook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Gary Coleman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Gary Glitter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Gay alien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Gay conversion therapy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Geese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Genetically engineered super-soldier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Genghis Khan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Genital piercing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Gentleman's Relish®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Genuine human connection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German Chancellor Angela Merkel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German dungeon porn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Germans on holiday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Getting a DUI on a Zamboni.</text:p>
          </table:table-cell>
          <table:table-cell/>
        </table:table-row>
        <table:table-row table:style-name="ro3">
          <table:table-cell office:value-type="string">
            <text:p>Response</text:p>
          </table:table-cell>
          <table:table-cell office:value-type="string">
            <text:p>Getting crushed between Serena Williams' thighs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Getting crushed by a vending machin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Getting cummed on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Getting decapitated by a helicopter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Getting drugs off the street and into my body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Getting drunk on mouthwash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Getting fingered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Getting into a pretty bad car accident.</text:p>
          </table:table-cell>
          <table:table-cell/>
        </table:table-row>
        <table:table-row table:style-name="ro9">
          <table:table-cell office:value-type="string">
            <text:p>Response</text:p>
          </table:table-cell>
          <table:table-cell office:value-type="string">
            <text:p>Getting married, having a few kids, buying some stuff, retiring to Florida, and dying.</text:p>
          </table:table-cell>
          <table:table-cell/>
        </table:table-row>
        <table:table-row table:style-name="ro9">
          <table:table-cell office:value-type="string">
            <text:p>Response</text:p>
          </table:table-cell>
          <table:table-cell office:value-type="string">
            <text:p>Getting married, having a few kids, buying some stuff, retiring to Queensland, and dying.</text:p>
          </table:table-cell>
          <table:table-cell/>
        </table:table-row>
        <table:table-row table:style-name="ro6">
          <table:table-cell office:value-type="string">
            <text:p>Response</text:p>
          </table:table-cell>
          <table:table-cell office:value-type="string">
            <text:p>Getting married, having a few kids, buying some stuff, retiring to the south of France, and dying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Getting naked and watching CBeebie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Getting naked and watching Nickelodeon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Getting naked and watching Play School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Getting pregnant again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Getting really high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Getting serial killed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Getting so angry that you pop a boner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Getting so angry that you pop a stiffy.</text:p>
          </table:table-cell>
          <table:table-cell/>
        </table:table-row>
        <table:table-row table:style-name="ro4">
          <table:table-cell office:value-type="string">
            <text:p>Response</text:p>
          </table:table-cell>
          <table:table-cell office:value-type="string">
            <text:p>Getting the same Boots Meal Deal every day for six years.</text:p>
          </table:table-cell>
          <table:table-cell/>
        </table:table-row>
        <table:table-row table:style-name="ro9">
          <table:table-cell office:value-type="string">
            <text:p>Response</text:p>
          </table:table-cell>
          <table:table-cell office:value-type="string">
            <text:p>Getting wed, having a few kids, taking some pictures, retiring to the south of France, and dying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Ghost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Giggling like an anime girl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Girls who shouldn't go wild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Girl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Giving 110%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Giving birth in prison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Giving birth to the Antichrist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Gladiatorial combat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Glassing a wanker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Glenn Beck being harried by a swarm of buzzards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Glenn Beck catching his scrotum on a curtain hook.</text:p>
          </table:table-cell>
          <table:table-cell/>
        </table:table-row>
        <table:table-row table:style-name="ro6">
          <table:table-cell office:value-type="string">
            <text:p>Response</text:p>
          </table:table-cell>
          <table:table-cell office:value-type="string">
            <text:p>Glenn Beck convulsively vomiting as a brood of crab spiders hatches in his brain and erupts from his tear duct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Glenn Beck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Global warming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Gloryhole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Goat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Goats eating can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Goblin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God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GoGurt®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Going an entire day without masturbating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Going around punching peopl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Golden showers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Good-natured, fun-loving Aussie racism.</text:p>
          </table:table-cell>
          <table:table-cell/>
        </table:table-row>
        <table:table-row table:style-name="ro4">
          <table:table-cell office:value-type="string">
            <text:p>Response</text:p>
          </table:table-cell>
          <table:table-cell office:value-type="string">
            <text:p>Grabbing my man by his love handles and fucking his big as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Grandma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Grandpa's ashes.</text:p>
          </table:table-cell>
          <table:table-cell/>
        </table:table-row>
        <table:table-row table:style-name="ro3">
          <table:table-cell office:value-type="string">
            <text:p>Response</text:p>
          </table:table-cell>
          <table:table-cell office:value-type="string">
            <text:p>Graphic violence, adult language, and some sexual content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Grave robbing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Growing a pair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Guys who don't call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Haggi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Half a kilo of pure China White heroin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Half-assed foreplay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Harry Potter erotica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Have some more kugel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Having a Golden Gaytim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Having a peni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Having a shag in the back of a ut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Having a stroke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Having anuses for eyes.</text:p>
          </table:table-cell>
          <table:table-cell/>
        </table:table-row>
        <table:table-row table:style-name="ro4">
          <table:table-cell office:value-type="string">
            <text:p>Response</text:p>
          </table:table-cell>
          <table:table-cell office:value-type="string">
            <text:p>Having big dreams but no realistic way to achieve them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Having sex for the first tim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Having sex on top of a pizza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Having sex with every man in Winnipeg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Having shotguns for leg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Heartwarming orphan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Heath Ledger.</text:p>
          </table:table-cell>
          <table:table-cell/>
        </table:table-row>
        <table:table-row table:style-name="ro4">
          <table:table-cell office:value-type="string">
            <text:p>Response</text:p>
          </table:table-cell>
          <table:table-cell office:value-type="string">
            <text:p>Helplessly giggling at the mention of Hutus and Tutsi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Her Majesty, Queen Elizabeth II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Her Royal Highness, Queen Elizabeth II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Heritage minute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Heritage minute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Heroin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Heteronormativity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Hillary Clinton's email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Hip hop jewel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Hipster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Historically black college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Hobos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Holding a pepper grinder for some reason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Holding down a child and farting all over him.</text:p>
          </table:table-cell>
          <table:table-cell/>
        </table:table-row>
        <table:table-row table:style-name="ro4">
          <table:table-cell office:value-type="string">
            <text:p>Response</text:p>
          </table:table-cell>
          <table:table-cell office:value-type="string">
            <text:p>Home video of Oprah sobbing into a Lean Cuisine®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Homeless peopl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Homo milk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Hooning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Hop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Hormone injections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Horrifying laser hair removal accident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Horse meat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Hospice car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Hot Asian men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Hot chees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Hot peopl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Hot Pockets®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How amazing it is to be on mushroom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How awesome it is to be white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How bad my daughter fucked up her dance recital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How far I can get my own penis up my butt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How wet my pussy i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However much weed $20 can buy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However much weed £20 can buy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Huffing spray paint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Huge bicep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Hulk Hogan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Hunting "accidents"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Hunting accidents.</text:p>
          </table:table-cell>
          <table:table-cell/>
        </table:table-row>
        <table:table-row table:style-name="ro4">
          <table:table-cell office:value-type="string">
            <text:p>Response</text:p>
          </table:table-cell>
          <table:table-cell office:value-type="string">
            <text:p>Hurling one's body down a hill in pursuit of a wheel of chees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Hurricane Katrina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Hurting those closest to me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I'm friends with your dad on Facebook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Ic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Illegal immigrant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Impotence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Improvised explosive device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Inappropriate yodeling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Incest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Indescribable lonelines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Inserting a jam jar into my anu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Inserting a Mason jar into my anu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Intelligent design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Intimacy problem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Invading Poland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Irritable Bowel Syndrom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Irritable bowel syndrom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Italian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Itchy pussy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J.D. Power and his associate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Jade Goody's cancerous remain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James fucking Cordon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Jedward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Jehovah's Witnesse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Jennifer Lawrence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Jerking off into a pool of children's tear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Jesu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Jew-fro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Jewish fraternitie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Jews, gypsies, and homosexual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Jibber-jabber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Jimmy Savil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Job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Joe Biden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John Howard's eyebrow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John Wilkes Booth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Judge Judy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Judging everyone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Just touching David Beckham's hair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Justin Bieber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Justin Trudeau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Juuling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Kamala Harri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Kamikaze pilot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Kanye West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Karen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Kayaking with my slut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Keanu Reeve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Keeping Christ in Christma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Keg stand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Kibbles 'n Bits™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Kibbles n' Bit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Kids with ass cancer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Kids with bum cancer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Kim Jong-il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Kim Jong-un.</text:p>
          </table:table-cell>
          <table:table-cell/>
        </table:table-row>
        <table:table-row table:style-name="ro3">
          <table:table-cell office:value-type="string">
            <text:p>Response</text:p>
          </table:table-cell>
          <table:table-cell office:value-type="string">
            <text:p>Kissing grandma on the forehead and turning off her life support.</text:p>
          </table:table-cell>
          <table:table-cell/>
        </table:table-row>
        <table:table-row table:style-name="ro4">
          <table:table-cell office:value-type="string">
            <text:p>Response</text:p>
          </table:table-cell>
          <table:table-cell office:value-type="string">
            <text:p>Kissing nan on the forehead and turning off her life support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Knife crime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Kourtney, Kim, Khloe, Kendall, and Kyli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Lactation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Lad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Lady Gaga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Lance Armstrong's missing testicl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Land mines.</text:p>
          </table:table-cell>
          <table:table-cell/>
        </table:table-row>
        <table:table-row table:style-name="ro7">
          <table:table-cell office:value-type="string">
            <text:p>Response</text:p>
          </table:table-cell>
          <table:table-cell office:value-type="string">
            <text:p>Laughing over champagne flutes while the poor freeze to death outsid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Laying an egg.</text:p>
          </table:table-cell>
          <table:table-cell/>
        </table:table-row>
        <table:table-row table:style-name="ro4">
          <table:table-cell office:value-type="string">
            <text:p>Response</text:p>
          </table:table-cell>
          <table:table-cell office:value-type="string">
            <text:p>Leaked footage of Kate Middleton's colonoscopy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Leaving an awkward voicemail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Lena Dunham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Leprosy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Letting everyone down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Letting yourself go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Leveling up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Liberal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Licking the Queen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Licking things to claim them as your own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Like, whatever.</text:p>
          </table:table-cell>
          <table:table-cell/>
        </table:table-row>
        <table:table-row table:style-name="ro4">
          <table:table-cell office:value-type="string">
            <text:p>Response</text:p>
          </table:table-cell>
          <table:table-cell office:value-type="string">
            <text:p>Lips that could suck the chrome off of a doorknob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Listening to her problems without trying to solve them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Literally begging to di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Literally eating shit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Little boy penise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Living in a trash can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Living in Yellowknif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Lockjaw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Loki, the trickster god.</text:p>
          </table:table-cell>
          <table:table-cell/>
        </table:table-row>
        <table:table-row table:style-name="ro6">
          <table:table-cell office:value-type="string">
            <text:p>Response</text:p>
          </table:table-cell>
          <table:table-cell office:value-type="string">
            <text:p>Looking in the mirror, applying lipstick, and whispering "tonight, you will have sex with Tom Cruise."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Loose lip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Lumberjack fantasie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Lunchables™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LYNX® Body Spray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Mad cow diseas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Madeleine McCann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Magnet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Making a friend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Making a pouty fac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Making sex at her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Making the penises kiss.</text:p>
          </table:table-cell>
          <table:table-cell/>
        </table:table-row>
        <table:table-row table:style-name="ro3">
          <table:table-cell office:value-type="string">
            <text:p>Response</text:p>
          </table:table-cell>
          <table:table-cell office:value-type="string">
            <text:p>Making up for centuries of oppression with one day of apologising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Man meat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Mansplaining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Many bat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Marky Mark and the Funky Bunch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Martha Stewart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Martin Lewis, Money Saving Expert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Massive, widespread drought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Masturbating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Masturbation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Mathletes.</text:p>
          </table:table-cell>
          <table:table-cell/>
        </table:table-row>
        <table:table-row table:style-name="ro4">
          <table:table-cell office:value-type="string">
            <text:p>Response</text:p>
          </table:table-cell>
          <table:table-cell office:value-type="string">
            <text:p>Maureen of Blackpool, Reader's Wife of the Year 1988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Me jubbly bubblie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Me tim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M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MechaHitler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Memes.</text:p>
          </table:table-cell>
          <table:table-cell/>
        </table:table-row>
        <table:table-row table:style-name="ro3">
          <table:table-cell office:value-type="string">
            <text:p>Response</text:p>
          </table:table-cell>
          <table:table-cell office:value-type="string">
            <text:p>Men discussing their feelings in an emotionally healthy way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Men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Menstrual rag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Menstruation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Meth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Michael Jackson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Michelle Obama's arm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Mike Penc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Mild autism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Miley Cyrus at 55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Miley Cyru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Millions of cane toad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Millwall fan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Mining accidents.</text:p>
          </table:table-cell>
          <table:table-cell/>
        </table:table-row>
        <table:table-row table:style-name="ro3">
          <table:table-cell office:value-type="string">
            <text:p>Response</text:p>
          </table:table-cell>
          <table:table-cell office:value-type="string">
            <text:p>Mistaking a retarded person for someone who's merely deaf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Mom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Mooing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Moral ambiguity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More elephant cock than I bargained for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Morgan Freeman's voice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Mountain Dew Code Red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Mouth herpe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Mr. Clean, right behind you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Mr. Dressup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Mr. Dressup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Mr. Snuffleupagu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Mr. Squiggle, the Man from the Moon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Muhammad (Peace Be Upon Him)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Muhammad (Praise Be Unto Him)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Multiple orgasm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Multiple stab wound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Murder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Mutually assured destruction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Mutually-assured destruction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Muzzy.</text:p>
          </table:table-cell>
          <table:table-cell/>
        </table:table-row>
        <table:table-row table:style-name="ro3">
          <table:table-cell office:value-type="string">
            <text:p>Response</text:p>
          </table:table-cell>
          <table:table-cell office:value-type="string">
            <text:p>My abusive boyfriend who really isn't so bad once you get to know him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My balls on your fac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My black as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My Black as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My bos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My bright pink fuckhole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My cheating prick of a husband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My cheating son-of-a-bitch husband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My collection of high-tech sex toy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My collection of Japanese sex toy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My ex-wif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My fat daughter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My father, who died when I was seven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My first kill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My fuckslave, Reginald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My gay best friend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My genital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My good bra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My horny, horny son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My hump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My inner demon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My little boner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My machet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My mate Dave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My neck, my back, my pussy, and my crack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My pet scorpion, Tina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My relationship statu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My sex lif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My soul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My Uber driver, Ajay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My Uber driver, Pavel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My ugly face and bad personality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My vagina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My wife having sex with your wif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Nachos for the tabl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Naked New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Nasty shit, like real sick stuff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Natalie Portman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Natural ga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Natural male enhancement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Natural selection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Nazi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NBA superstar LeBron Jame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Necrophilia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New Age music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Newfie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Newfie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NFT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Nickelback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Nicki Minaj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Nicolas Cag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Nip slip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Nipper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Nipple blades.</text:p>
          </table:table-cell>
          <table:table-cell/>
        </table:table-row>
        <table:table-row table:style-name="ro4">
          <table:table-cell office:value-type="string">
            <text:p>Response</text:p>
          </table:table-cell>
          <table:table-cell office:value-type="string">
            <text:p>Nobody giving a shit about anything anymor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Nocturnal emissions.</text:p>
          </table:table-cell>
          <table:table-cell/>
        </table:table-row>
        <table:table-row table:style-name="ro3">
          <table:table-cell office:value-type="string">
            <text:p>Response</text:p>
          </table:table-cell>
          <table:table-cell office:value-type="string">
            <text:p>Not contributing to society in any meaningful way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Not giving a shit about the Third World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Not having sex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Not reciprocating oral sex.</text:p>
          </table:table-cell>
          <table:table-cell/>
        </table:table-row>
        <table:table-row table:style-name="ro4">
          <table:table-cell office:value-type="string">
            <text:p>Response</text:p>
          </table:table-cell>
          <table:table-cell office:value-type="string">
            <text:p>Not vaccinating my children because I am stupid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Not wearing pant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Not wearing trouser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Nothing but sand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Nothing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Nunchuck move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Obesity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Object permanenc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Oestrogen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Old-people smell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Ominous background music.</text:p>
          </table:table-cell>
          <table:table-cell/>
        </table:table-row>
        <table:table-row table:style-name="ro4">
          <table:table-cell office:value-type="string">
            <text:p>Response</text:p>
          </table:table-cell>
          <table:table-cell office:value-type="string">
            <text:p>One Direction's supple, hairless bodie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One Ring to rule them all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One titty hanging out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One trillion dollar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Only dating Asian women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Oompa-Loompa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Opposable thumb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Oprah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Our dildo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Our first chimpanzee President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Our first chimpanzee Prime Minister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Over 10,000 Guatamalan migrant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Overcompensation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Overpowering your father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Oversized lollipops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Owning and operating a Chili's franchis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Pabst Blue Ribbon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Pac-Man uncontrollably guzzling cum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Paedophile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Panda sex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Paris Hilton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Parting the Red Sea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Party pooper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Passable transvestite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Passing a kidney ston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Passive-aggression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Passive-aggressive Post-it note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Pauline Hanson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PCP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Peanut Butter Jelly Tim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Pedophile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Peeing a little bit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Penis breath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Penis envy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People who smell their own sock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Perfunctory foreplay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Permanent Orgasm-Face Disorder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Picking up girls at the abortion clinic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Pictures of boob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Pikie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Pinger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Pissing in my thirsty mouth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Pixelated bukkak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Playing silly bugger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Police brutality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Polish People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Pooping back and forth. Forever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Pooping in a laptop and closing it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Pooping in the soup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Poopy diaper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Poor life choice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Poor people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Poorly-timed Holocaust joke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Popped collar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Porn star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Poutin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Poverty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Power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Powerful thigh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Prancing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Praying the gay away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Prescription pain killer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Preteen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Pretending to be a dentist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Pretending to car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Pro-life protesters.</text:p>
          </table:table-cell>
          <table:table-cell/>
        </table:table-row>
        <table:table-row table:style-name="ro3">
          <table:table-cell office:value-type="string">
            <text:p>Response</text:p>
          </table:table-cell>
          <table:table-cell office:value-type="string">
            <text:p>Profound respect and appreciation for indigenous culture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Pronouncing the names of northern Welsh town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Prostate stimulation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Prosti-tot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Pterodactyl egg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PTSD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Puberty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Public ridicul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Pulling out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Pumping out a baby every nine month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Punching a congressman in the face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Punching an MP in the fac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Puppies!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Pussy Galore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Putting children in cage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Putting things where they go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Queefing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Queen Elizabeth's immaculate anu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Queuing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Racially-biased SAT question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Racism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Radical Islamic terrorism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Rap music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Raping and pillaging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Raptor attack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Re-gifting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Rectangle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Rehab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Repression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Republican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Reverse cowgirl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Rich peopl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Riding off into the sunset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Ring Pop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Ring Pops™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Rip Torn dropkicking anti-Semitic lesbian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Ripping off the Beatles.</text:p>
          </table:table-cell>
          <table:table-cell/>
        </table:table-row>
        <table:table-row table:style-name="ro4">
          <table:table-cell office:value-type="string">
            <text:p>Response</text:p>
          </table:table-cell>
          <table:table-cell office:value-type="string">
            <text:p>Ripping open a man’s chest and pulling out his still-beating heart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Rising from the grav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Road head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Rob Ford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Robbing a sperm bank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Robert Downey Jr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Robert Downey, Jr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RoboCop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Rohypnol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Ronald Reagan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Roofies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Rubbing Boris Johnson's belly until he falls asleep.</text:p>
          </table:table-cell>
          <table:table-cell/>
        </table:table-row>
        <table:table-row table:style-name="ro3">
          <table:table-cell office:value-type="string">
            <text:p>Response</text:p>
          </table:table-cell>
          <table:table-cell office:value-type="string">
            <text:p>Running naked through a mall, pissing and shitting everywher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Running out of semen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Rupert Murdoch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Rush Limbaugh's soft, shitty body.</text:p>
          </table:table-cell>
          <table:table-cell/>
        </table:table-row>
        <table:table-row table:style-name="ro4">
          <table:table-cell office:value-type="string">
            <text:p>Response</text:p>
          </table:table-cell>
          <table:table-cell office:value-type="string">
            <text:p>Ruth Bader Ginsburg brutally gaveling your peni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Ryan Gosling riding in on a white hors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Ryanair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Salvation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Same-sex ice dancing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Samuel L. Jackson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Santa Clau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Sarah Palin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Saudi oil money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Saxophone solo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Saying "I love you."</text:p>
          </table:table-cell>
          <table:table-cell/>
        </table:table-row>
        <table:table-row table:style-name="ro3">
          <table:table-cell office:value-type="string">
            <text:p>Response</text:p>
          </table:table-cell>
          <table:table-cell office:value-type="string">
            <text:p>Saying everything is ok when everything is clearly not okay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Scalping the Milkybar Kid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Scalping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Schmirler the Curler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Scienc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Scientology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Scottish independenc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Scouser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Screaming like a maniac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Scrotum tickling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Scrubbing under the fold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Sean Connery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Sean Penn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Seduction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Seeing Grandma naked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Seeing Granny naked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Seeing my father cry.</text:p>
          </table:table-cell>
          <table:table-cell/>
        </table:table-row>
        <table:table-row table:style-name="ro7">
          <table:table-cell office:value-type="string">
            <text:p>Response</text:p>
          </table:table-cell>
          <table:table-cell office:value-type="string">
            <text:p>Seeing what happens when you lock people in a room with hungry seagull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Seething with quiet resentment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Self-flagellation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Self-loathing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Selling crack to children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Selling ice to children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Seppuku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Serfdom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Seven dead and three in critical condition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Sex with animal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Sex with Patrick Stewart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Sexting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Sexual humiliation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Sexual peeing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Sexual tension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Sexually active band geek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Sexy pillow fight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Shaking a baby until it stops crying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Sham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Shapeshifter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Shaquille O'Neal's acting career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Sharing needle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Shiny object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Shipping convicts to Australia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Shitting out a perfect Cumberland sausage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Shitting out a screaming fac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Shorties and blunt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Showing up to an orgy for the food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Shutting the fuck up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Shutting up so I can watch the game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Shutting up so I can watch the match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Sideboob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Silence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Sipping artificial popcorn butter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Sipping kombucha like a smug piece of shit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Sitting in a jar of vinegar all night because I am gherkin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Sitting on my face and telling me I'm garbag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Sitting on my fac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Sitting on my fac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Skeletor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Skippy the Bush Kangaroo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Slapping a biscuit out of an orphan's mouth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Slapping a racist old lady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Slapping Nigel Farage over and over.</text:p>
          </table:table-cell>
          <table:table-cell/>
        </table:table-row>
        <table:table-row table:style-name="ro4">
          <table:table-cell office:value-type="string">
            <text:p>Response</text:p>
          </table:table-cell>
          <table:table-cell office:value-type="string">
            <text:p>Slapping your knees to signal your imminent departure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Slaughtering innocent civilian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Slav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Smallpox blanket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Smegma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Smelling of cum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Sneezing, farting, and cumming at the same time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Sniffing and kissing my feet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Sniffing glu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Snotsicles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Sobbing into a Hungry-Man™ Frozen Dinner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Soft, kissy missionary sex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Soiling oneself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Solving problems with violenc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Somali pirate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Some bitch who loves pineapple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Some bloody peace and quiet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Some douche with an acoustic guitar.</text:p>
          </table:table-cell>
          <table:table-cell/>
        </table:table-row>
        <table:table-row table:style-name="ro4">
          <table:table-cell office:value-type="string">
            <text:p>Response</text:p>
          </table:table-cell>
          <table:table-cell office:value-type="string">
            <text:p>Some foundation, mascara, and a touch of blush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Some god damn peace and quiet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Some guy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Some kind of bird man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Some of the best rappers in the game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Some punk kid who stole my turkey sandwich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Some really fucked-up shit.</text:p>
          </table:table-cell>
          <table:table-cell/>
        </table:table-row>
        <table:table-row table:style-name="ro4">
          <table:table-cell office:value-type="string">
            <text:p>Response</text:p>
          </table:table-cell>
          <table:table-cell office:value-type="string">
            <text:p>Sorry, this content cannot be viewed in your region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Soup that is too hot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Spaghetti? Again?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Spaniard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Spectacular ab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Spending lots of money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Sperm whale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Spirit Airline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Spontaneous human combustion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Squirting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Stalin.</text:p>
          </table:table-cell>
          <table:table-cell/>
        </table:table-row>
        <table:table-row table:style-name="ro4">
          <table:table-cell office:value-type="string">
            <text:p>Response</text:p>
          </table:table-cell>
          <table:table-cell office:value-type="string">
            <text:p>Staring at a painting and going "hmmmmmmm..."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Stephen Harper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Stephen Harper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Stephen Hawking talking dirty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Steve Bannon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Steve Irwin.</text:p>
          </table:table-cell>
          <table:table-cell/>
        </table:table-row>
        <table:table-row table:style-name="ro4">
          <table:table-cell office:value-type="string">
            <text:p>Response</text:p>
          </table:table-cell>
          <table:table-cell office:value-type="string">
            <text:p>Stifling a giggle at the mention of Hutus and Tutsi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Still being a virgin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Stockholm Syndrom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Stormtrooper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Stranger danger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Strong female character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Stuffing my peehole with Tic-Tacs,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Stunt double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Substitute teacher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Sucking some dicks to not get drafted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Sudden Poop Explosion Diseas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Suicidal thoughts.</text:p>
          </table:table-cell>
          <table:table-cell/>
        </table:table-row>
        <table:table-row table:style-name="ro4">
          <table:table-cell office:value-type="string">
            <text:p>Response</text:p>
          </table:table-cell>
          <table:table-cell office:value-type="string">
            <text:p>Summoning Harold Holt from the sea in a time of great need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Sunshine and rainbow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Surprise sex!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Swag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Swamp as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Sweet, sweet vengeanc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Switching to Geico®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Swooping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Synergistic management solution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Syrupy sex with a maple tre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ake-backsies.</text:p>
          </table:table-cell>
          <table:table-cell/>
        </table:table-row>
        <table:table-row table:style-name="ro10">
          <table:table-cell office:value-type="string">
            <text:p>Response</text:p>
          </table:table-cell>
          <table:table-cell office:value-type="string">
            <text:p>Taking a man's eyes and balls out and putting his eyes where his balls go and then his balls in the eye hole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aking a sheep-wif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aking off your shirt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angled Slinky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Tap dancing like there's no tomorrow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asteful sideboob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eaching a robot to lov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eam building exercise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eam-building exercises.</text:p>
          </table:table-cell>
          <table:table-cell/>
        </table:table-row>
        <table:table-row table:style-name="ro3">
          <table:table-cell office:value-type="string">
            <text:p>Response</text:p>
          </table:table-cell>
          <table:table-cell office:value-type="string">
            <text:p>Tearing that ass up like wrapping paper on Christmas morning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eenage pregnancy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Telling a shitty story that goes nowher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Tentacle porn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Terrorist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erry Fox's prosthetic leg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esticular torsion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That as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at one gay Teletubby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That thing that electrocutes your ab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American Dream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The Amish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arrival of the pizza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art of seduction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The baby that ruined my pussy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The Bachelorette season finale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The bastard seagull who stole my chip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The Big Bang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The big fucking hole in the ozone layer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Black Death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Blood of Christ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bloody Welsh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The BNP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bombing of Nagasaki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boners of the elderly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The Boy Scouts of America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The bush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Care Bear Stare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The Chinese gymnastics team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The chronic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The clitori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The Confederate flag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The cool, refreshing taste of Coca-Cola®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The cool, refreshing taste of Pepsi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The cool, refreshing taste of Pepsi®.</text:p>
          </table:table-cell>
          <table:table-cell/>
        </table:table-row>
        <table:table-row table:style-name="ro3">
          <table:table-cell office:value-type="string">
            <text:p>Response</text:p>
          </table:table-cell>
          <table:table-cell office:value-type="string">
            <text:p>The crazy, ball-slapping sex your parents are having right now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Daily Mail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Dalai Lama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The Dance of the Sugar Plum Fairy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death penalty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The deformed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Devil Himself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The Donald Trump Seal of Approval.™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drama club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The economy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The EDL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end of days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The entire cast of Downton Abbey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entire Internet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The entire Mormon Tabernacle Choir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female orgasm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The FLQ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The flut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folly of man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forbidden fruit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The Forc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The French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The gay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glass ceiling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Great Depression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Great Emu War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The Gulag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The guys from Queer Eye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The guys from Queer Ey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Hamburglar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The hardworking Mexican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heart of a child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The Hemsworth brother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The hiccup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The Hillsborough Disaster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Holy Bible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The homosexual agenda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The homosexual lifestyl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Honey Monster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human body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The Hustle.</text:p>
          </table:table-cell>
          <table:table-cell/>
        </table:table-row>
        <table:table-row table:style-name="ro4">
          <table:table-cell office:value-type="string">
            <text:p>Response</text:p>
          </table:table-cell>
          <table:table-cell office:value-type="string">
            <text:p>The illusion of choice in a late-stage capitalist society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The inevitable heat death of the univers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invisible hand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The Jew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The KKK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Kool-Aid Man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land of chocolat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light of a billion sun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The Little Engine That Could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magic of live theatre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The Make-A-Wish Foundation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The Make-A-Wish® Foundation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The milk man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The milkman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miracle of childbirth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morbidly obes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The North.</text:p>
          </table:table-cell>
          <table:table-cell/>
        </table:table-row>
        <table:table-row table:style-name="ro3">
          <table:table-cell office:value-type="string">
            <text:p>Response</text:p>
          </table:table-cell>
          <table:table-cell office:value-type="string">
            <text:p>The Official Languages Act. La Loi sur les langues officielles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The only gay person in a hundred kilometers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The only gay person in a hundred mile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opioid epidemic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The past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Patriarchy.</text:p>
          </table:table-cell>
          <table:table-cell/>
        </table:table-row>
        <table:table-row table:style-name="ro4">
          <table:table-cell office:value-type="string">
            <text:p>Response</text:p>
          </table:table-cell>
          <table:table-cell office:value-type="string">
            <text:p>The penny whistle solo from "My Heart Will Go On."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People's Elbow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The petty troubles of the aristrocracy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The petty troubles of the landed gentry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pirate's lif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The placenta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The plot of a Michael Bay movi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The Pope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The profoundly handicapped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The prostate.</text:p>
          </table:table-cell>
          <table:table-cell/>
        </table:table-row>
        <table:table-row table:style-name="ro4">
          <table:table-cell office:value-type="string">
            <text:p>Response</text:p>
          </table:table-cell>
          <table:table-cell office:value-type="string">
            <text:p>The prunes I've been saving for you in my armpit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The Raptur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Red Hot Chili Pepper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Red Menace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The Rev. Dr. Martin Luther King, Jr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rhythms of Africa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The Royal Canadian Mounted Polic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The Russian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The Scouts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The screams...the terrible scream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Smell of a Primark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Smell of Primark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The South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The Stig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The Strictly Come Dancing final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The Strictly Come Dancing season finale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The sudden appearance of the Go Compare man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Superdome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The taint; the grundle; the fleshy fun-bridge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The tampon from my vagina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The Tempur-Pedic® Swedish Sleep System™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The terrorist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Thong Song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The Three-Fifths compromise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The Three-Fifths Compromis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token minority.</text:p>
          </table:table-cell>
          <table:table-cell/>
        </table:table-row>
        <table:table-row table:style-name="ro4">
          <table:table-cell office:value-type="string">
            <text:p>Response</text:p>
          </table:table-cell>
          <table:table-cell office:value-type="string">
            <text:p>The total collapse of the global financial system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Trail of Tear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The true meaning of Christma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Übermensch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ugliest boy in town,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The Underground Railroad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The unstoppable tide of Islam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The violation of our most basic human right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The Virginia Tech Massacre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The way James Bond treats women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The Welsh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The Wendy's Spicy Chicken Sandwich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The White Australia Policy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whole enchilada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wifi password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wonders of the Orient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World of Warcraft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e wrath of Vladimir Putin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Therapy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Theresa May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These hoe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Third bas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is answer is postmodern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This month's mass shooting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This year's mass shooting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Those times when you get sand in your vagina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ree dicks at the same tim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hree ounces of clean urine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Throwing a virgin into a volcano.</text:p>
          </table:table-cell>
          <table:table-cell/>
        </table:table-row>
        <table:table-row table:style-name="ro4">
          <table:table-cell office:value-type="string">
            <text:p>Response</text:p>
          </table:table-cell>
          <table:table-cell office:value-type="string">
            <text:p>Throwing grapes at a man until he loses touch with reality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ickle Me Elmo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ickle Me Elmo™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Tickling Sean Hannity, even after he tells you to stop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Tiger Wood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Tiny nipples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Tiny tits that say "Yippee!" when you touch them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Tom Cruis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Tongue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Toni Morrison's vagina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Tony Abbott in budgie smuggler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oo much hair gel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Torie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otal control of the media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Touching a pug right on his peni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Toxic masculinity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Trench foot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Tripping ball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Tweeting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Twenty tonnes of bat shit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Twinkies®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Two midgets shitting into a bucket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Two Xanax and a bottle of win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Unfathomable stupidity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Uppercut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Used knicker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Used pantie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Using a condom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Using comedy as a coping mechanism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Vegemite™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Vehicular homicid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Vehicular manslaughter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Viagra®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Vigilante justic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Vigorous jazz hand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Viking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Vladimir Putin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Vomiting into a kangaroo's pouch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Vomiting mid-blowjob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Vomiting seafood and bleeding anally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Waiting 'til marriag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Waiting till marriage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Waking up half-naked in a Denny's parking lot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Waking up half-naked in a Little Chef car park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Waking up half-naked in a Macca's car park.</text:p>
          </table:table-cell>
          <table:table-cell/>
        </table:table-row>
        <table:table-row table:style-name="ro4">
          <table:table-cell office:value-type="string">
            <text:p>Response</text:p>
          </table:table-cell>
          <table:table-cell office:value-type="string">
            <text:p>Waking up half-naked in a Wetherspoons car park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Waking up in Idris Elba's arms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Walking in on Dad peeing into Mom's mouth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Wanking into a pool of children's tear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Waterboarding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Weapons-grade plutonium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Wearing an octopus for a hat.</text:p>
          </table:table-cell>
          <table:table-cell/>
        </table:table-row>
        <table:table-row table:style-name="ro4">
          <table:table-cell office:value-type="string">
            <text:p>Response</text:p>
          </table:table-cell>
          <table:table-cell office:value-type="string">
            <text:p>Wearing underwear inside out to avoid doing laundry.</text:p>
          </table:table-cell>
          <table:table-cell/>
        </table:table-row>
        <table:table-row table:style-name="ro4">
          <table:table-cell office:value-type="string">
            <text:p>Response</text:p>
          </table:table-cell>
          <table:table-cell office:value-type="string">
            <text:p>Wearing underwear inside-out to avoid doing laundry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Websit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Wet dream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What that mouth do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What's left of the Great Barrier Reef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Whatever's in the fridge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When you fart and a little bit comes out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Whining like a little bitch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Whipping it out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Whiskas® Catmilk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White peopl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White power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White power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White privileg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White-man scalp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Whoever the Prime Minister is these day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Wifely dutie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Will Smith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William Shatner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Winking at old peopl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Wiping her bum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Wiping her butt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Wizard music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Women in yoghurt advert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Women in yoghurt commercial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Women in yogurt commercials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Women of color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Women of colour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Women voting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Women's suffrag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Women's undies.</text:p>
          </table:table-cell>
          <table:table-cell/>
        </table:table-row>
        <table:table-row table:style-name="ro4">
          <table:table-cell office:value-type="string">
            <text:p>Response</text:p>
          </table:table-cell>
          <table:table-cell office:value-type="string">
            <text:p>Wondering if it's possible to get some of that salsa to go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Words.</text:p>
          </table:table-cell>
          <table:table-cell/>
        </table:table-row>
        <table:table-row table:style-name="ro1">
          <table:table-cell office:value-type="string">
            <text:p>Response</text:p>
          </table:table-cell>
          <table:table-cell office:value-type="string">
            <text:p>Working in an Amazon warehouse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World peace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Worshipping that pussy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Xenophobia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Yeast.</text:p>
          </table:table-cell>
          <table:table-cell/>
        </table:table-row>
        <table:table-row table:style-name="ro2">
          <table:table-cell office:value-type="string">
            <text:p>Response</text:p>
          </table:table-cell>
          <table:table-cell office:value-type="string">
            <text:p>YOU MUST CONSTRUCT ADDITIONAL PYLONS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Your mom.</text:p>
          </table:table-cell>
          <table:table-cell/>
        </table:table-row>
        <table:table-row table:style-name="ro12">
          <table:table-cell office:value-type="string">
            <text:p>Response</text:p>
          </table:table-cell>
          <table:table-cell office:value-type="string">
            <text:p>Your mum.</text:p>
          </table:table-cell>
          <table:table-cell/>
        </table:table-row>
        <table:table-row table:style-name="ro5">
          <table:table-cell office:value-type="string">
            <text:p>Response</text:p>
          </table:table-cell>
          <table:table-cell office:value-type="string">
            <text:p>Your weird brother.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9">09/09/2022</text:date>, <text:time>16:2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White</meta:initial-creator>
    <meta:creation-date>2022-09-09T16:21:37.38</meta:creation-date>
    <dc:date>2022-09-09T16:23:07.28</dc:date>
    <dc:creator>Patrick White</dc:creator>
    <meta:editing-duration>PT1M31S</meta:editing-duration>
    <meta:editing-cycles>1</meta:editing-cycles>
    <meta:document-statistic meta:table-count="3" meta:cell-count="3486" meta:object-count="0"/>
    <meta:generator>OpenOffice/4.1.4$Win32 OpenOffice.org_project/414m5$Build-9788</meta:generator>
  </office:meta>
</office:document-meta>
</file>